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1C00000400BF0B3B8839BDF696.png" manifest:media-type="image/png"/>
  <manifest:file-entry manifest:full-path="Pictures/10000000000000560000003EB292FECB51C203D1.png" manifest:media-type="image/png"/>
  <manifest:file-entry manifest:full-path="Pictures/1000000000000020000000204B249CA79A42C6D7.png" manifest:media-type="image/png"/>
  <manifest:file-entry manifest:full-path="Pictures/100000000000014D000000BFD20EDE54BCF6EFC5.png" manifest:media-type="image/png"/>
  <manifest:file-entry manifest:full-path="Pictures/100002010000008000000080129E28D477CC9471.png" manifest:media-type="image/png"/>
  <manifest:file-entry manifest:full-path="Pictures/100002010000001000000010EED2AFFBB6D67C33.png" manifest:media-type="image/png"/>
  <manifest:file-entry manifest:full-path="Pictures/10000201000001000000010086A3A1EDE9B60C8E.png" manifest:media-type="image/png"/>
  <manifest:file-entry manifest:full-path="Pictures/100002010000025800000258DE3525F0AFF884EF.png" manifest:media-type="image/png"/>
  <manifest:file-entry manifest:full-path="Pictures/1000000000000681000000473CD7D72763CEB95E.png" manifest:media-type="image/png"/>
  <manifest:file-entry manifest:full-path="Pictures/10000201000001000000010044FB33168C3EE110.png" manifest:media-type="image/png"/>
  <manifest:file-entry manifest:full-path="Pictures/10000000000000F8000000F85F91E56024125073.png" manifest:media-type="image/png"/>
  <manifest:file-entry manifest:full-path="Pictures/100002010000040000000300A9D6C27C1C9D0256.png" manifest:media-type="image/png"/>
  <manifest:file-entry manifest:full-path="Pictures/1000020100000780000004385B00329BD7E7E895.png" manifest:media-type="image/png"/>
  <manifest:file-entry manifest:full-path="Pictures/10000201000004000000036A92AF770E59F44D9A.png" manifest:media-type="image/png"/>
  <manifest:file-entry manifest:full-path="Pictures/100000000000004E0000003863BCB8BB5C284ABA.png" manifest:media-type="image/png"/>
  <manifest:file-entry manifest:full-path="Pictures/100002010000001000000010E1185ABCAE113146.png" manifest:media-type="image/png"/>
  <manifest:file-entry manifest:full-path="Pictures/1000020100000010000000101BBBD72861B94DA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76cm" fo:min-width="19.8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7cm" fo:min-width="19.8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_5f_5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_5f_5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_5f_5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06cm" svg:stroke-color="#069a2e" draw:marker-start-width="0.359cm" draw:marker-end-width="0.359cm" draw:fill="none" draw:fill-color="#069a2e" draw:textarea-horizontal-align="justify" draw:textarea-vertical-align="middle" draw:auto-grow-height="false" fo:min-height="13.26cm" fo:min-width="10.77cm" fo:padding-top="0.178cm" fo:padding-bottom="0.178cm" fo:padding-left="0.303cm" fo:padding-right="0.303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552cm" fo:min-width="3.89cm" fo:padding-top="0.165cm" fo:padding-bottom="0.165cm" fo:padding-left="0.29cm" fo:padding-right="0.29cm" fo:wrap-option="no-wrap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91cm" fo:min-width="8.122cm" fo:padding-top="0.165cm" fo:padding-bottom="0.165cm" fo:padding-left="0.29cm" fo:padding-right="0.29cm" fo:wrap-option="no-wrap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518cm" fo:min-width="8.122cm" fo:padding-top="0.165cm" fo:padding-bottom="0.165cm" fo:padding-left="0.29cm" fo:padding-right="0.29cm" fo:wrap-option="no-wrap"/>
    </style:style>
    <style:style style:name="gr1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2.228cm" fo:min-width="8.448cm" fo:padding-top="0.165cm" fo:padding-bottom="0.165cm" fo:padding-left="0.29cm" fo:padding-right="0.29cm" fo:wrap-option="no-wrap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middle" draw:auto-grow-height="false" fo:min-height="1.177cm" fo:min-width="3.89cm" fo:padding-top="0.165cm" fo:padding-bottom="0.165cm" fo:padding-left="0.29cm" fo:padding-right="0.29cm" fo:wrap-option="no-wrap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e8e8e8" draw:textarea-horizontal-align="justify" draw:textarea-vertical-align="middle" draw:auto-grow-height="false" fo:min-height="2.102cm" fo:min-width="5.616cm" fo:padding-top="0.178cm" fo:padding-bottom="0.178cm" fo:padding-left="0.303cm" fo:padding-right="0.303cm" fo:wrap-option="no-wrap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4.22cm" fo:min-width="16.66cm" fo:padding-top="0.165cm" fo:padding-bottom="0.165cm" fo:padding-left="0.29cm" fo:padding-right="0.29cm" fo:wrap-option="no-wrap"/>
    </style:style>
    <style:style style:name="gr16" style:family="graphic" style:parent-style-name="standard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2.352cm" fo:min-width="18.501cm" fo:padding-top="0.165cm" fo:padding-bottom="0.165cm" fo:padding-left="0.29cm" fo:padding-right="0.29cm" fo:wrap-option="no-wrap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891cm, 0cm)" draw:image-opacity="100%" style:mirror="none"/>
    </style:style>
    <style:style style:name="gr18" style:family="graphic" style:parent-style-name="Default_5f_1_5f_11" style:list-style-name="L4">
      <style:graphic-properties draw:stroke="none" draw:fill-color="#ffffff" fo:min-height="14.658cm"/>
    </style:style>
    <style:style style:name="gr19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1.632cm" fo:min-width="4.204cm" fo:padding-top="0.165cm" fo:padding-bottom="0.165cm" fo:padding-left="0.29cm" fo:padding-right="0.29cm" fo:wrap-option="no-wrap"/>
    </style:style>
    <style:style style:name="gr20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022cm" fo:min-width="5.066cm" fo:padding-top="0.165cm" fo:padding-bottom="0.165cm" fo:padding-left="0.29cm" fo:padding-right="0.29cm" fo:wrap-option="no-wrap"/>
    </style:style>
    <style:style style:name="gr21" style:family="graphic" style:parent-style-name="objectwithoutfill">
      <style:graphic-properties svg:stroke-width="0.159cm" svg:stroke-color="#ee606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2" style:family="graphic" style:parent-style-name="Object_20_with_20_no_20_fill_20_and_20_no_20_line_5f_6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Default_5f_1_5f_10_5f_1">
      <style:graphic-properties svg:stroke-width="0.081cm" svg:stroke-color="#000000" draw:marker-start-width="0.321cm" draw:marker-end-width="0.321cm" draw:fill-color="#e8e8e8" draw:textarea-horizontal-align="justify" draw:textarea-vertical-align="middle" draw:auto-grow-height="false" fo:min-height="2.174cm" fo:min-width="17.16cm" fo:padding-top="0.165cm" fo:padding-bottom="0.165cm" fo:padding-left="0.29cm" fo:padding-right="0.29cm" fo:wrap-option="no-wrap"/>
    </style:style>
    <style:style style:name="gr24" style:family="graphic" style:parent-style-name="Object_20_without_20_fill_5f_1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5" style:family="graphic" style:parent-style-name="Object_20_without_20_fill_5f_1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10.26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842cm"/>
    </style:style>
    <style:style style:name="gr28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28cm" fo:min-width="11.228cm" fo:padding-top="0.165cm" fo:padding-bottom="0.165cm" fo:padding-left="0.29cm" fo:padding-right="0.29cm" fo:wrap-option="no-wrap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22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8.469cm"/>
    </style:style>
    <style:style style:name="gr31" style:family="graphic" style:parent-style-name="standard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28cm" fo:min-width="9.689cm" fo:padding-top="0.165cm" fo:padding-bottom="0.165cm" fo:padding-left="0.29cm" fo:padding-right="0.29cm" fo:wrap-option="no-wrap"/>
    </style:style>
    <style:style style:name="gr3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5cm" fo:min-width="26.693cm"/>
    </style:style>
    <style:style style:name="gr34" style:family="graphic" style:parent-style-name="standard">
      <style:graphic-properties draw:fill-color="#000000" draw:textarea-horizontal-align="justify" draw:textarea-vertical-align="middle" draw:auto-grow-height="false" fo:min-height="2.148cm" fo:min-width="0.008cm"/>
    </style:style>
    <style:style style:name="gr35" style:family="graphic" style:parent-style-name="Default_5f_1_5f_5">
      <style:graphic-properties draw:stroke="none" draw:fill-color="#ffffff" fo:min-height="14.658cm"/>
    </style:style>
    <style:style style:name="gr36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465cm" fo:min-width="7.295cm" fo:padding-top="0.165cm" fo:padding-bottom="0.165cm" fo:padding-left="0.29cm" fo:padding-right="0.29cm" fo:wrap-option="no-wrap"/>
    </style:style>
    <style:style style:name="gr37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07cm" fo:min-width="9.835cm" fo:padding-top="0.165cm" fo:padding-bottom="0.165cm" fo:padding-left="0.29cm" fo:padding-right="0.29cm" fo:wrap-option="no-wrap"/>
    </style:style>
    <style:style style:name="gr38" style:family="graphic" style:parent-style-name="Default_5f_5">
      <style:graphic-properties draw:stroke="none" svg:stroke-color="#000000" draw:fill="none" draw:fill-color="#ffffff" draw:auto-grow-height="true" draw:auto-grow-width="false" fo:max-height="0cm" fo:min-height="3.556cm"/>
    </style:style>
    <style:style style:name="gr39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957cm" fo:min-width="6.949cm" fo:padding-top="0.165cm" fo:padding-bottom="0.165cm" fo:padding-left="0.29cm" fo:padding-right="0.29cm" fo:wrap-option="no-wrap"/>
    </style:style>
    <style:style style:name="gr40" style:family="graphic" style:parent-style-name="Default_5f_5">
      <style:graphic-properties draw:stroke="none" svg:stroke-color="#000000" draw:fill="none" draw:fill-color="#ffffff" draw:auto-grow-height="true" draw:auto-grow-width="false" fo:max-height="0cm" fo:min-height="2.509cm"/>
    </style:style>
    <style:style style:name="gr41" style:family="graphic" style:parent-style-name="Default_5f_5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41cm" fo:min-width="7.357cm" fo:padding-top="0.165cm" fo:padding-bottom="0.165cm" fo:padding-left="0.29cm" fo:padding-right="0.29cm" fo:wrap-option="no-wrap"/>
    </style:style>
    <style:style style:name="gr42" style:family="graphic" style:parent-style-name="Default_5f_5">
      <style:graphic-properties svg:stroke-width="0.081cm" svg:stroke-color="#000000" draw:marker-start-width="0.321cm" draw:marker-end-width="0.321cm" draw:fill-color="#ee606e" draw:textarea-horizontal-align="justify" draw:textarea-vertical-align="middle" draw:auto-grow-height="false" fo:min-height="2.511cm" fo:min-width="23.555cm" fo:padding-top="0.165cm" fo:padding-bottom="0.165cm" fo:padding-left="0.29cm" fo:padding-right="0.29cm" fo:wrap-option="no-wrap"/>
    </style:style>
    <style:style style:name="gr43" style:family="graphic" style:parent-style-name="Default_5f_1_5f_3">
      <style:graphic-properties draw:stroke="none" draw:fill-color="#ffffff" fo:min-height="14.658cm"/>
    </style:style>
    <style:style style:name="gr44" style:family="graphic" style:parent-style-name="Default_5f_1_5f_3_5f_1" style:list-style-name="L4">
      <style:graphic-properties draw:stroke="none" draw:fill-color="#ffffff" fo:min-height="12.915cm"/>
    </style:style>
    <style:style style:name="gr4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603cm" fo:min-width="8.659cm" fo:padding-top="0.165cm" fo:padding-bottom="0.165cm" fo:padding-left="0.29cm" fo:padding-right="0.29cm" fo:wrap-option="no-wrap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4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41cm" fo:min-width="5.009cm" fo:padding-top="0.165cm" fo:padding-bottom="0.165cm" fo:padding-left="0.29cm" fo:padding-right="0.29cm" fo:wrap-option="no-wrap"/>
    </style:style>
    <style:style style:name="gr48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037cm" fo:min-width="7.475cm" fo:padding-top="0.165cm" fo:padding-bottom="0.165cm" fo:padding-left="0.29cm" fo:padding-right="0.29cm" fo:wrap-option="no-wrap"/>
    </style:style>
    <style:style style:name="gr4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2.211cm" fo:min-width="6.787cm" fo:padding-top="0.165cm" fo:padding-bottom="0.165cm" fo:padding-left="0.29cm" fo:padding-right="0.29cm" fo:wrap-option="no-wrap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057cm" fo:min-width="6.787cm" fo:padding-top="0.165cm" fo:padding-bottom="0.165cm" fo:padding-left="0.29cm" fo:padding-right="0.29cm" fo:wrap-option="no-wrap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5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12cm" fo:min-width="5.828cm" fo:padding-top="0.165cm" fo:padding-bottom="0.165cm" fo:padding-left="0.29cm" fo:padding-right="0.29cm" fo:wrap-option="no-wrap"/>
    </style:style>
    <style:style style:name="gr5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4.755cm" fo:padding-top="0.165cm" fo:padding-bottom="0.165cm" fo:padding-left="0.29cm" fo:padding-right="0.29cm" fo:wrap-option="no-wrap"/>
    </style:style>
    <style:style style:name="gr56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49cm" fo:min-width="6.787cm" fo:padding-top="0.165cm" fo:padding-bottom="0.165cm" fo:padding-left="0.29cm" fo:padding-right="0.29cm" fo:wrap-option="no-wrap"/>
    </style:style>
    <style:style style:name="gr5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53cm" fo:min-width="6.263cm" fo:padding-top="0.165cm" fo:padding-bottom="0.165cm" fo:padding-left="0.29cm" fo:padding-right="0.29cm" fo:wrap-option="no-wrap"/>
    </style:style>
    <style:style style:name="gr58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703cm" fo:min-width="6.278cm" fo:padding-top="0.165cm" fo:padding-bottom="0.165cm" fo:padding-left="0.29cm" fo:padding-right="0.29cm" fo:wrap-option="no-wrap"/>
    </style:style>
    <style:style style:name="gr59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7.295cm" fo:padding-top="0.165cm" fo:padding-bottom="0.165cm" fo:padding-left="0.29cm" fo:padding-right="0.29cm" fo:wrap-option="no-wrap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5.124cm, 0.445cm, 0cm, 0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3.279cm, 8.897cm, 12.988cm, 14.517cm)" draw:image-opacity="100%" style:mirror="none"/>
    </style:style>
    <style:style style:name="gr62" style:family="graphic" style:parent-style-name="Default_5f_1_5f_7_5f_1" style:list-style-name="L3">
      <style:graphic-properties draw:stroke="none" draw:fill-color="#ffffff" fo:min-height="15.42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83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13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01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68" style:family="graphic" style:parent-style-name="standard">
      <style:graphic-properties svg:stroke-width="0.106cm" svg:stroke-color="#00a933" draw:marker-start-width="0.358cm" draw:marker-end-width="0.358cm" draw:fill="none" draw:textarea-horizontal-align="justify" draw:textarea-vertical-align="middle" draw:auto-grow-height="false" fo:min-height="1.678cm" fo:min-width="6.908cm" fo:padding-top="0.177cm" fo:padding-bottom="0.177cm" fo:padding-left="0.302cm" fo:padding-right="0.302cm"/>
    </style:style>
    <style:style style:name="gr69" style:family="graphic" style:parent-style-name="standard">
      <style:graphic-properties svg:stroke-width="0.106cm" svg:stroke-color="#00a933" draw:marker-start-width="0.358cm" draw:marker-end-width="0.358cm" draw:fill="none" draw:textarea-horizontal-align="justify" draw:textarea-vertical-align="middle" draw:auto-grow-height="false" fo:min-height="1.678cm" fo:min-width="7.935cm" fo:padding-top="0.177cm" fo:padding-bottom="0.177cm" fo:padding-left="0.302cm" fo:padding-right="0.30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0.927cm"/>
    </style:style>
    <style:style style:name="gr71" style:family="graphic" style:parent-style-name="Object_20_with_20_no_20_fill_20_and_20_no_20_line_5f_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9cm" fo:min-width="4.832cm"/>
    </style:style>
    <style:style style:name="gr73" style:family="graphic" style:parent-style-name="standard">
      <style:graphic-properties draw:fill-color="#808080" draw:textarea-horizontal-align="justify" draw:textarea-vertical-align="middle" draw:auto-grow-height="false" fo:min-height="0.228cm" fo:min-width="7.279cm"/>
    </style:style>
    <style:style style:name="gr74" style:family="graphic" style:parent-style-name="standard">
      <style:graphic-properties draw:fill-color="#808080" draw:textarea-horizontal-align="justify" draw:textarea-vertical-align="middle" draw:auto-grow-height="false" fo:min-height="0.651cm" fo:min-width="8.39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7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869cm" fo:min-width="2.268cm"/>
    </style:style>
    <style:style style:name="gr78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053cm"/>
    </style:style>
    <style:style style:name="gr80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025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901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1.847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591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0.852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464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59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798cm"/>
    </style:style>
    <style:style style:name="gr89" style:family="graphic" style:parent-style-name="Default_5f_1_5f_7_5f_1_5f_1" style:list-style-name="L3">
      <style:graphic-properties draw:stroke="none" draw:fill-color="#ffffff" fo:min-height="15.416cm"/>
    </style:style>
    <style:style style:name="gr9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194cm" fo:min-width="2.419cm" fo:padding-top="0.165cm" fo:padding-bottom="0.165cm" fo:padding-left="0.29cm" fo:padding-right="0.29cm" fo:wrap-option="no-wrap"/>
    </style:style>
    <style:style style:name="gr91" style:family="graphic" style:parent-style-name="standard">
      <style:graphic-properties svg:stroke-width="0.081cm" svg:stroke-color="#000000" draw:marker-start-width="0.321cm" draw:marker-end-width="0.321cm" draw:fill-color="#e8f2a1" draw:textarea-horizontal-align="justify" draw:textarea-vertical-align="middle" draw:auto-grow-height="false" fo:min-height="1.194cm" fo:min-width="2.419cm" fo:padding-top="0.165cm" fo:padding-bottom="0.165cm" fo:padding-left="0.29cm" fo:padding-right="0.29cm" fo:wrap-option="no-wrap"/>
    </style:style>
    <style:style style:name="gr92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3.858cm" fo:padding-top="0.165cm" fo:padding-bottom="0.165cm" fo:padding-left="0.29cm" fo:padding-right="0.29cm" fo:wrap-option="no-wrap"/>
    </style:style>
    <style:style style:name="gr93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4.692cm" fo:padding-top="0.165cm" fo:padding-bottom="0.165cm" fo:padding-left="0.29cm" fo:padding-right="0.29cm" fo:wrap-option="no-wrap"/>
    </style:style>
    <style:style style:name="gr94" style:family="graphic" style:parent-style-name="standard">
      <style:graphic-properties svg:stroke-width="0.081cm" svg:stroke-color="#000000" draw:marker-start-width="0.321cm" draw:marker-end-width="0.321cm" draw:fill-color="#ffbf00" draw:textarea-horizontal-align="justify" draw:textarea-vertical-align="middle" draw:auto-grow-height="false" fo:min-height="1.194cm" fo:min-width="3.168cm" fo:padding-top="0.165cm" fo:padding-bottom="0.165cm" fo:padding-left="0.29cm" fo:padding-right="0.29cm" fo:wrap-option="no-wrap"/>
    </style:style>
    <style:style style:name="gr95" style:family="graphic" style:parent-style-name="Default_5f_1_5f_7_5f_1_5f_1" style:list-style-name="L3">
      <style:graphic-properties draw:stroke="none" draw:fill-color="#ffffff" fo:min-height="15.416cm"/>
    </style:style>
    <style:style style:name="gr96" style:family="graphic" style:parent-style-name="standard">
      <style:graphic-properties svg:stroke-width="0.081cm" svg:stroke-color="#158466" draw:marker-start-width="0.321cm" draw:marker-end-width="0.321cm" draw:fill="none" draw:textarea-horizontal-align="justify" draw:textarea-vertical-align="middle" draw:auto-grow-height="false" fo:min-height="2.186cm" fo:min-width="5.528cm" fo:padding-top="0.165cm" fo:padding-bottom="0.165cm" fo:padding-left="0.29cm" fo:padding-right="0.29cm"/>
    </style:style>
    <style:style style:name="gr97" style:family="graphic" style:parent-style-name="Default_5f_1_5f_7_5f_1_5f_1_5f_1" style:list-style-name="L3">
      <style:graphic-properties draw:stroke="none" draw:fill-color="#ffffff" fo:min-height="15.416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19.82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06cm" fo:min-width="19.82cm"/>
    </style:style>
    <style:style style:name="pr1" style:family="presentation" style:parent-style-name="ovirt_5f_2015_5f_template-notes">
      <style:graphic-properties draw:fill-color="#ffffff" fo:min-height="13.364cm"/>
    </style:style>
    <style:style style:name="pr2" style:family="presentation" style:parent-style-name="ovirt_5f_2015_5f_template-title">
      <style:graphic-properties draw:auto-grow-height="true" fo:min-height="1.915cm"/>
    </style:style>
    <style:style style:name="P1" style:family="paragraph">
      <style:paragraph-properties fo:margin-left="0cm" fo:margin-right="0cm" fo:margin-top="0cm" fo:margin-bottom="0.508cm" fo:line-height="10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.508cm" fo:line-height="100%" fo:text-align="start" fo:text-indent="0cm"/>
      <style:text-properties fo:color="#000000" fo:font-size="40pt" fo:font-weight="bold" style:font-size-asian="40pt" style:font-weight-asian="bold" style:font-size-complex="40pt" style:font-weight-complex="bold"/>
    </style:style>
    <style:style style:name="P3" style:family="paragraph">
      <style:paragraph-properties fo:margin-left="0cm" fo:margin-right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069a2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-color="#dee6ef"/>
      <style:paragraph-properties fo:text-align="center"/>
      <style:text-properties fo:font-size="32pt" style:font-size-asian="32pt" style:font-size-complex="32pt"/>
    </style:style>
    <style:style style:name="P11" style:family="paragraph">
      <loext:graphic-properties draw:fill-color="#e8e8e8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-color="#e8e8e8"/>
      <style:paragraph-properties fo:text-align="center"/>
      <style:text-properties fo:font-size="44pt" style:font-size-asian="44pt" style:font-size-complex="44pt"/>
    </style:style>
    <style:style style:name="P13" style:family="paragraph">
      <style:paragraph-properties fo:margin-top="0.508cm" fo:margin-bottom="0.762cm"/>
    </style:style>
    <style:style style:name="P14" style:family="paragraph">
      <loext:graphic-properties draw:fill-color="#ffffff"/>
      <style:paragraph-properties fo:margin-top="0.508cm" fo:margin-bottom="0.762cm"/>
      <style:text-properties fo:color="#000000" fo:font-size="36pt" style:font-size-asian="36pt" style:font-size-complex="36pt"/>
    </style:style>
    <style:style style:name="P15" style:family="paragraph">
      <loext:graphic-properties draw:fill-color="#ee606e"/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-color="#ffffff"/>
      <style:paragraph-properties fo:margin-top="0.508cm" fo:margin-bottom="0.762cm"/>
      <style:text-properties fo:color="#000000" fo:font-size="65pt" style:font-size-asian="65pt" style:font-size-complex="65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size="18pt" style:font-size-asian="18pt" style:font-size-complex="18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font-size="18pt" style:font-size-asian="18pt" style:font-size-complex="18pt"/>
    </style:style>
    <style:style style:name="P25" style:family="paragraph">
      <loext:graphic-properties draw:fill-color="#ee606e"/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-color="#ffffff"/>
      <style:paragraph-properties fo:margin-top="0.508cm" fo:margin-bottom="0.762cm"/>
      <style:text-properties fo:color="#000000" fo:font-size="44pt" style:font-size-asian="44pt" style:font-size-complex="44pt"/>
    </style:style>
    <style:style style:name="P27" style:family="paragraph">
      <loext:graphic-properties draw:fill="none" draw:fill-color="#ffffff"/>
      <style:text-properties fo:font-size="16pt" style:font-size-asian="16pt" style:font-size-complex="16pt"/>
    </style:style>
    <style:style style:name="P28" style:family="paragraph">
      <style:paragraph-properties fo:text-align="center"/>
      <style:text-properties fo:font-size="16pt" style:font-size-asian="16pt" style:font-size-complex="16pt"/>
    </style:style>
    <style:style style:name="P29" style:family="paragraph">
      <style:paragraph-properties fo:text-align="start"/>
      <style:text-properties fo:font-size="16pt" style:font-size-asian="16pt" style:font-size-complex="16pt"/>
    </style:style>
    <style:style style:name="P30" style:family="paragraph">
      <style:paragraph-properties fo:margin-top="0.508cm" fo:margin-bottom="0.356cm"/>
    </style:style>
    <style:style style:name="P31" style:family="paragraph">
      <style:paragraph-properties fo:margin-top="0.508cm" fo:margin-bottom="0.508cm"/>
    </style:style>
    <style:style style:name="P32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3" style:family="paragraph">
      <loext:graphic-properties draw:fill="none" draw:fill-color="#ffffff"/>
      <style:text-properties fo:font-size="22pt" fo:font-weight="normal" style:font-size-asian="22pt" style:font-weight-asian="normal" style:font-size-complex="22pt" style:font-weight-complex="normal"/>
    </style:style>
    <style:style style:name="P34" style:family="paragraph">
      <loext:graphic-properties draw:fill="none" draw:fill-color="#ffffff"/>
      <style:text-properties fo:color="#00a933" fo:font-size="32pt" fo:font-weight="bold" style:font-size-asian="32pt" style:font-weight-asian="bold" style:font-size-complex="32pt" style:font-weight-complex="bold"/>
    </style:style>
    <style:style style:name="P35" style:family="paragraph">
      <loext:graphic-properties draw:fill-color="#808080"/>
      <style:paragraph-properties fo:text-align="center"/>
    </style:style>
    <style:style style:name="P36" style:family="paragraph">
      <loext:graphic-properties draw:fill="none" draw:fill-color="#ffffff"/>
      <style:text-properties fo:font-size="22pt" style:font-size-asian="22pt" style:font-size-complex="22pt"/>
    </style:style>
    <style:style style:name="P37" style:family="paragraph">
      <loext:graphic-properties draw:fill="none" draw:fill-color="#ffffff"/>
      <style:text-properties fo:color="#ce181e" fo:font-size="24pt" style:font-size-asian="24pt" style:font-size-complex="24pt"/>
    </style:style>
    <style:style style:name="P38" style:family="paragraph">
      <loext:graphic-properties draw:fill="none" draw:fill-color="#ffffff"/>
      <style:text-properties fo:color="#158466" fo:font-size="24pt" style:font-size-asian="24pt" style:font-size-complex="24pt"/>
    </style:style>
    <style:style style:name="P39" style:family="paragraph">
      <loext:graphic-properties draw:fill="none" draw:fill-color="#ffffff"/>
      <style:text-properties fo:color="#ce181e" fo:font-size="32pt" style:font-size-asian="32pt" style:font-size-complex="32pt"/>
    </style:style>
    <style:style style:name="P40" style:family="paragraph">
      <loext:graphic-properties draw:fill="none" draw:fill-color="#ffffff"/>
      <style:text-properties fo:color="#158466" fo:font-size="32pt" style:font-size-asian="32pt" style:font-size-complex="32pt"/>
    </style:style>
    <style:style style:name="P41" style:family="paragraph">
      <style:paragraph-properties fo:margin-left="0cm" fo:margin-right="0cm" fo:margin-top="0.508cm" fo:margin-bottom="0.762cm" fo:line-height="100%" fo:text-indent="0cm"/>
    </style:style>
    <style:style style:name="P42" style:family="paragraph">
      <loext:graphic-properties draw:fill-color="#ffffff"/>
      <style:paragraph-properties fo:margin-left="0cm" fo:margin-right="0cm" fo:margin-top="0.508cm" fo:margin-bottom="0.762cm" fo:line-height="100%" fo:text-indent="0cm"/>
      <style:text-properties fo:color="#000000" fo:font-size="36pt" style:font-size-asian="36pt" style:font-size-complex="36pt"/>
    </style:style>
    <style:style style:name="P43" style:family="paragraph">
      <style:paragraph-properties fo:text-align="center"/>
      <style:text-properties fo:font-weight="bold" style:font-weight-asian="bold" style:font-weight-complex="bold"/>
    </style:style>
    <style:style style:name="P44" style:family="paragraph">
      <loext:graphic-properties draw:fill-color="#e8f2a1"/>
      <style:paragraph-properties fo:text-align="center"/>
      <style:text-properties fo:font-weight="bold" style:font-weight-asian="bold" style:font-weight-complex="bold"/>
    </style:style>
    <style:style style:name="P45" style:family="paragraph">
      <loext:graphic-properties draw:fill-color="#ffbf00"/>
      <style:paragraph-properties fo:text-align="center"/>
      <style:text-properties fo:font-weight="bold" style:font-weight-asian="bold" style:font-weight-complex="bold"/>
    </style:style>
    <style:style style:name="P46" style:family="paragraph">
      <style:paragraph-properties fo:margin-left="0cm" fo:margin-right="0cm" fo:margin-top="0.508cm" fo:margin-bottom="0.508cm" fo:line-height="100%" fo:text-indent="0cm"/>
    </style:style>
    <style:style style:name="P47" style:family="paragraph">
      <style:paragraph-properties fo:margin-left="0cm" fo:margin-right="0cm" fo:margin-top="0.508cm" fo:margin-bottom="0.66cm" fo:line-height="100%" fo:text-indent="0cm"/>
    </style:style>
    <style:style style:name="P48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000000" fo:font-size="66pt" fo:font-weight="bold" style:font-size-asian="66pt" style:font-weight-asian="bold" style:font-size-complex="66pt" style:font-weight-complex="bold"/>
    </style:style>
    <style:style style:name="P49" style:family="paragraph">
      <loext:graphic-properties draw:fill="none" draw:fill-color="#ffffff"/>
      <style:paragraph-properties fo:margin-left="0cm" fo:margin-right="0cm" fo:line-height="100%" fo:text-align="start" fo:text-indent="0cm"/>
      <style:text-properties fo:color="#ffffff" fo:font-size="24pt" style:font-size-asian="24pt" style:font-size-complex="24pt"/>
    </style:style>
    <style:style style:name="T1" style:family="text">
      <style:text-properties fo:color="#000000" style:font-name="Liberation Sans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000000" style:font-name="Liberation Sans1" fo:font-size="24pt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font-name="Liberation Sans1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69a2e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color="#000000" fo:font-size="36pt" style:font-size-asian="36pt" style:font-size-complex="36pt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48pt" fo:font-weight="bold" style:font-size-asian="48pt" style:font-weight-asian="bold" style:font-size-complex="48pt" style:font-weight-complex="bold"/>
    </style:style>
    <style:style style:name="T13" style:family="text">
      <style:text-properties fo:color="#000000" fo:font-size="65pt" style:font-size-asian="65pt" style:font-size-complex="65pt"/>
    </style:style>
    <style:style style:name="T14" style:family="text">
      <style:text-properties fo:color="#000000" fo:font-size="18pt" style:font-size-asian="18pt" style:font-size-complex="18pt"/>
    </style:style>
    <style:style style:name="T15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0000" fo:font-size="64pt" style:font-size-asian="64pt" style:font-size-complex="64pt"/>
    </style:style>
    <style:style style:name="T17" style:family="text">
      <style:text-properties fo:color="#000000" fo:font-size="48pt" style:font-size-asian="48pt" style:font-size-complex="48pt"/>
    </style:style>
    <style:style style:name="T18" style:family="text">
      <style:text-properties fo:color="#000000" fo:font-size="44pt" style:font-size-asian="44pt" style:font-size-complex="44pt"/>
    </style:style>
    <style:style style:name="T19" style:family="text">
      <style:text-properties fo:color="#000000" fo:font-size="16pt" style:font-size-asian="16pt" style:font-size-complex="16pt"/>
    </style:style>
    <style:style style:name="T20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000000" fo:font-size="27pt" style:font-size-asian="27pt" style:font-size-complex="27pt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color="#00a933" fo:font-size="32pt" fo:font-weight="bold" style:font-size-asian="32pt" style:font-weight-asian="bold" style:font-size-complex="32pt" style:font-weight-complex="bold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color="#ce181e" fo:font-size="24pt" style:font-size-asian="24pt" style:font-size-complex="24pt"/>
    </style:style>
    <style:style style:name="T28" style:family="text">
      <style:text-properties fo:color="#158466" fo:font-size="24pt" style:font-size-asian="24pt" style:font-size-complex="24pt"/>
    </style:style>
    <style:style style:name="T29" style:family="text">
      <style:text-properties fo:color="#158466" fo:font-size="24pt" fo:font-style="italic" style:font-size-asian="24pt" style:font-style-asian="italic" style:font-size-complex="24pt" style:font-style-complex="italic"/>
    </style:style>
    <style:style style:name="T30" style:family="text">
      <style:text-properties fo:color="#ce181e" fo:font-size="32pt" style:font-size-asian="32pt" style:font-size-complex="32pt"/>
    </style:style>
    <style:style style:name="T31" style:family="text">
      <style:text-properties fo:color="#158466" fo:font-size="32pt" style:font-size-asian="32pt" style:font-size-complex="32pt"/>
    </style:style>
    <style:style style:name="T32" style:family="text">
      <style:text-properties fo:color="#000000" style:text-outline="false" style:text-line-through-style="none" style:text-line-through-type="none" style:font-name="Arial" fo:font-size="36pt" fo:font-style="normal" fo:text-shadow="none" style:text-underline-style="none" fo:font-weight="normal" style:letter-kerning="true" style:font-name-asian="SimSun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line-through-style="solid" style:text-line-through-type="single" fo:font-size="32pt" style:font-size-asian="32pt" style:font-size-complex="32pt"/>
    </style:style>
    <style:style style:name="T34" style:family="text">
      <style:text-properties fo:color="#000000" style:text-line-through-style="solid" style:text-line-through-type="single" fo:font-size="28pt" style:font-size-asian="28pt" style:font-size-complex="28pt"/>
    </style:style>
    <style:style style:name="T35" style:family="text">
      <style:text-properties fo:color="#000000" style:text-line-through-style="none" style:text-line-through-type="none" fo:font-size="40pt" fo:font-weight="bold" style:font-size-asian="40pt" style:font-weight-asian="bold" style:font-size-complex="40pt" style:font-weight-complex="bold"/>
    </style:style>
    <style:style style:name="T36" style:family="text">
      <style:text-properties fo:color="#000000" style:font-name="Liberation Sans1" fo:font-size="66pt" fo:font-weight="bold" style:font-size-asian="66pt" style:font-weight-asian="bold" style:font-size-complex="66pt" style:font-weight-complex="bold"/>
    </style:style>
    <style:style style:name="T37" style:family="text">
      <style:text-properties fo:color="#000000" style:font-name="Liberation Sans1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8a20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virt_5f_2015_5f_template" presentation:presentation-page-layout-name="AL1T1">
        <office:forms form:automatic-focus="false" form:apply-design-mode="false"/>
        <draw:frame draw:style-name="gr1" draw:text-style-name="P2" draw:layer="layout" svg:width="25.018cm" svg:height="6.626cm" svg:x="1.906cm" svg:y="6.339cm">
          <draw:text-box>
            <text:p text:style-name="P1"><text:span text:style-name="T1">Toward exploring virtual disks using a file manager!</text:span></text:p>
          </draw:text-box>
        </draw:frame>
        <draw:frame draw:style-name="gr2" draw:text-style-name="P4" draw:layer="layout" svg:width="23.235cm" svg:height="8.127cm" svg:x="2.982cm" svg:y="11.3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3">Arik Hadas</text:span></text:p>
            <text:p text:style-name="P3"><text:span text:style-name="T3">Principal Software Engineer </text:span></text:p>
            <text:p text:style-name="P3"><text:span text:style-name="T3">Red Hat</text:span></text:p>
            <text:p text:style-name="P3"><text:span text:style-name="T3">02/02/201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rtualization</text:span></text:p>
          </draw:text-box>
        </draw:frame>
        <draw:frame draw:style-name="gr4" draw:text-style-name="P7" draw:layer="layout" svg:width="9.906cm" svg:height="5.681cm" svg:x="15.652cm" svg:y="11.73cm">
          <draw:image xlink:href="Pictures/100000000000014D000000BFD20EDE54BCF6EFC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Virtualization</text:span></text:p>
          </draw:text-box>
        </draw:frame>
        <draw:frame draw:style-name="gr5" draw:text-style-name="P7" draw:layer="layout" svg:width="9.906cm" svg:height="5.681cm" svg:x="15.652cm" svg:y="11.73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82cm" svg:y="8.42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8.808cm" svg:y="8.736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3.515cm" svg:y="6.50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7.076cm" svg:y="6.496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20.41cm" svg:y="6.288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44cm" svg:y="4.102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9.143cm" svg:y="4.413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534cm" svg:y="8.801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75cm" svg:y="4.837cm">
          <draw:image xlink:href="Pictures/100000000000004E0000003863BCB8BB5C284AB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2.906cm" svg:height="1.915cm" svg:x="5.08cm" svg:y="0.202cm" presentation:class="title" presentation:user-transformed="true">
          <draw:text-box>
            <text:p><text:span text:style-name="T4">Benefits of Virtualization</text:span></text:p>
          </draw:text-box>
        </draw:frame>
        <draw:custom-shape draw:style-name="gr7" draw:text-style-name="P8" xml:id="id1" draw:id="id1" draw:layer="layout" svg:width="11.376cm" svg:height="13.616cm" svg:x="1.27cm" svg:y="3.30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9.906cm" svg:height="5.681cm" svg:x="15.652cm" svg:y="11.731cm">
          <draw:image xlink:href="Pictures/100000000000014D000000BFD20EDE54BCF6EFC5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82cm" svg:y="8.421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8.808cm" svg:y="8.73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3.515cm" svg:y="6.508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7.076cm" svg:y="6.497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20.41cm" svg:y="6.289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394cm" svg:height="2.448cm" svg:x="15.044cm" svg:y="4.103cm">
          <draw:image xlink:href="Pictures/10000000000000560000003EB292FECB51C203D1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19.143cm" svg:y="4.414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534cm" svg:y="8.802cm">
          <draw:image xlink:href="Pictures/100000000000004E0000003863BCB8BB5C284ABA.png" xlink:type="simple" xlink:show="embed" xlink:actuate="onLoad" loext:mime-type="image/png">
            <text:p/>
          </draw:image>
        </draw:frame>
        <draw:frame draw:style-name="gr6" draw:text-style-name="P7" draw:layer="layout" svg:width="3.029cm" svg:height="2.175cm" svg:x="22.75cm" svg:y="4.838cm">
          <draw:image xlink:href="Pictures/100000000000004E0000003863BCB8BB5C284ABA.png" xlink:type="simple" xlink:show="embed" xlink:actuate="onLoad" loext:mime-type="image/png">
            <text:p/>
          </draw:image>
        </draw:frame>
        <draw:g>
          <draw:custom-shape draw:style-name="gr8" draw:text-style-name="P10" draw:layer="layout" svg:width="4.826cm" svg:height="2.032cm" svg:x="6.016cm" svg:y="3.58cm">
            <text:p text:style-name="P9"><text:span text:style-name="T5">Security</text:span></text:p>
            <draw:enhanced-geometry svg:viewBox="0 0 21600 21600" draw:text-areas="800 800 20800 20800" draw:type="round-rectangular-callout" draw:modifiers="27130.8887507769 17371.372356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9" draw:text-style-name="P10" draw:layer="layout" svg:width="9.398cm" svg:height="2.418cm" svg:x="1.708cm" svg:y="6.096cm">
            <text:p text:style-name="P9"><text:span text:style-name="T5">Emulation of </text:span></text:p>
            <text:p text:style-name="P9"><text:span text:style-name="T5">other OSs</text:span></text:p>
            <draw:enhanced-geometry svg:viewBox="0 0 21600 21600" draw:text-areas="800 800 20800 20800" draw:type="round-rectangular-callout" draw:modifiers="23381.0405362273 15340.55394791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0" draw:text-style-name="P10" draw:layer="layout" svg:width="9.398cm" svg:height="1.994cm" svg:x="1.87cm" svg:y="9.182cm">
            <text:p text:style-name="P9"><text:span text:style-name="T5">Easier to back up</text:span></text:p>
            <draw:enhanced-geometry svg:viewBox="0 0 21600 21600" draw:text-areas="800 800 20800 20800" draw:type="round-rectangular-callout" draw:modifiers="23332.7800829876 14908.8721804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1" draw:text-style-name="P10" draw:layer="layout" svg:width="9.75cm" svg:height="2.762cm" svg:x="1.67cm" svg:y="11.716cm">
            <text:p text:style-name="P9"><text:span text:style-name="T5">Easier to clone to</text:span></text:p>
            <text:p text:style-name="P9"><text:span text:style-name="T5"><text:s/></text:span><text:span text:style-name="T5">another machine</text:span></text:p>
            <draw:enhanced-geometry svg:viewBox="0 0 21600 21600" draw:text-areas="800 800 20800 20800" draw:type="round-rectangular-callout" draw:modifiers="23425.2897138755 13375.89576547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2" draw:text-style-name="P10" draw:layer="layout" svg:width="4.826cm" svg:height="1.627cm" svg:x="6.535cm" svg:y="14.986cm">
            <text:p text:style-name="P9"><text:span text:style-name="T5">...</text:span></text:p>
            <draw:enhanced-geometry svg:viewBox="0 0 21600 21600" draw:text-areas="800 800 20800 20800" draw:type="round-rectangular-callout" draw:modifiers="25332.0074580485 11158.2309582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13" draw:text-style-name="P11" xml:id="id2" draw:id="id2" draw:layer="layout" svg:width="6.604cm" svg:height="2.54cm" svg:x="12.646cm" svg:y="17.018cm">
          <text:p text:style-name="P9"><text:span text:style-name="T6">Abstraction!</text:span></text:p>
          <draw:enhanced-geometry svg:viewBox="0 0 21600 21600" draw:text-areas="800 800 20800 20800" draw:type="round-rectangular-callout" draw:modifiers="1023.58819076457 -10345.21841794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But Abstraction Comes with a Cost</text:span></text:p>
          </draw:text-box>
        </draw:frame>
        <draw:frame draw:style-name="gr14" draw:text-style-name="P7" draw:layer="layout" svg:width="7.238cm" svg:height="7.238cm" svg:x="11.034cm" svg:y="11.376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15" draw:text-style-name="P12" draw:layer="layout" svg:width="24.384cm" svg:height="6.35cm" svg:x="2.094cm" svg:y="3.302cm">
          <text:p text:style-name="P9"><text:span text:style-name="T7">How can I copy data to or </text:span></text:p>
          <text:p text:style-name="P9"><text:span text:style-name="T7">from within a virtual machine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1943.9983596473 25521.398205007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1: From a Running VM</text:span></text:p>
          </draw:text-box>
        </draw:frame>
        <draw:frame draw:style-name="gr14" draw:text-style-name="P7" draw:layer="layout" svg:width="5.109cm" svg:height="5.548cm" svg:x="2.032cm" svg:y="6.898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16" draw:text-style-name="P12" draw:layer="layout" svg:width="27.115cm" svg:height="3.81cm" svg:x="0.254cm" svg:y="15.494cm">
          <text:p text:style-name="P9"><text:span text:style-name="T7">How to copy a file from this guest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447.29311107833 -16340.278142219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7" draw:text-style-name="P7" draw:layer="layout" svg:width="19.185cm" svg:height="10.078cm" svg:x="8.247cm" svg:y="2.721cm">
          <draw:image xlink:href="Pictures/10000201000004000000036A92AF770E59F44D9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1: Possible Solutions</text:span></text:p>
          </draw:text-box>
        </draw:frame>
        <draw:frame draw:style-name="gr18" draw:text-style-name="P14" draw:layer="layout" svg:width="25.706cm" svg:height="14.908cm" svg:x="1.472cm" svg:y="4.146cm">
          <draw:text-box>
            <text:list text:style-name="L3">
              <text:list-item>
                <text:p text:style-name="P13"><text:span text:style-name="T8">Browser-based solution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9">Email, file-sharing service (e.g., dropbox), ...</text:span></text:p>
                  </text:list-item>
                </text:list>
              </text:list-item>
              <text:list-item>
                <text:p text:style-name="P13"><text:span text:style-name="T8">Sharing drives over the network</text:span></text:p>
              </text:list-item>
              <text:list-item>
                <text:p text:style-name="P13"><text:span text:style-name="T8">Guest agent-based solutions</text:span></text:p>
                <text:list>
                  <text:list-item>
                    <text:p text:style-name="P13"><text:span text:style-name="T9">Shared-folder / Exposing a service</text:span></text:p>
                  </text:list-item>
                </text:list>
              </text:list-item>
            </text:list>
            <text:list text:style-name="L5">
              <text:list-header>
                <text:p text:style-name="P13"><text:span text:style-name="T8"/></text:p>
              </text:list-header>
            </text:list>
          </draw:text-box>
        </draw:frame>
        <draw:custom-shape draw:style-name="gr19" draw:text-style-name="P15" xml:id="id3" draw:id="id3" draw:layer="layout" svg:width="5.08cm" svg:height="2.032cm" svg:x="18.796cm" svg:y="3.302cm">
          <text:p text:style-name="P9"><text:span text:style-name="T10">Slow</text:span></text:p>
          <draw:enhanced-geometry svg:viewBox="0 0 21600 21600" draw:text-areas="800 800 20800 20800" draw:type="round-rectangular-callout" draw:modifiers="-2010.78527848849 29281.6527299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5" xml:id="id4" draw:id="id4" draw:layer="layout" svg:width="6.096cm" svg:height="2.54cm" svg:x="21.536cm" svg:y="14.67cm">
          <text:p text:style-name="P9"><text:span text:style-name="T10">Complex</text:span></text:p>
          <draw:enhanced-geometry svg:viewBox="0 0 21600 21600" draw:text-areas="800 800 20800 20800" draw:type="round-rectangular-callout" draw:modifiers="2115.00738067902 -11968.83116883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5" draw:id="id5">
          <draw:line draw:style-name="gr21" draw:text-style-name="P7" draw:layer="layout" svg:x1="21.944cm" svg:y1="8.79cm" svg:x2="21.984cm" svg:y2="14.19cm">
            <text:p/>
          </draw:line>
          <draw:line draw:style-name="gr21" draw:text-style-name="P7" draw:layer="layout" svg:x1="21.222cm" svg:y1="8.79cm" svg:x2="21.984cm" svg:y2="8.79cm">
            <text:p/>
          </draw:line>
          <draw:line draw:style-name="gr21" draw:text-style-name="P7" draw:layer="layout" svg:x1="21.222cm" svg:y1="14.19cm" svg:x2="21.984cm" svg:y2="14.19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2: From a Virtual Disk</text:span></text:p>
          </draw:text-box>
        </draw:frame>
        <draw:frame draw:style-name="gr22" draw:text-style-name="P9" draw:layer="layout" svg:width="7.238cm" svg:height="7.238cm" svg:x="10.61cm" svg:y="8.629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23" draw:text-style-name="P12" draw:layer="layout" svg:width="25.208cm" svg:height="3.556cm" svg:x="1.55cm" svg:y="3.697cm">
          <text:p text:style-name="P9"><text:span text:style-name="T7">How can I copy to/from a disk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82.79186005 28042.957548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se #2: Possible Solutions</text:span></text:p>
          </draw:text-box>
        </draw:frame>
        <draw:frame draw:style-name="gr22" draw:text-style-name="P9" draw:layer="layout" svg:width="7.238cm" svg:height="7.238cm" svg:x="10.63cm" svg:y="8.628cm">
          <draw:image xlink:href="Pictures/100002010000025800000258DE3525F0AFF884EF.png" xlink:type="simple" xlink:show="embed" xlink:actuate="onLoad" loext:mime-type="image/png">
            <text:p/>
          </draw:image>
        </draw:frame>
        <draw:custom-shape draw:style-name="gr23" draw:text-style-name="P12" draw:layer="layout" svg:width="25.208cm" svg:height="3.556cm" svg:x="1.57cm" svg:y="3.696cm">
          <text:p text:style-name="P9"><text:span text:style-name="T7">How can I copy to/from a disk? 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0582.79186005 28042.9575484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line draw:style-name="gr24" draw:text-style-name="P7" draw:layer="layout" svg:x1="10.16cm" svg:y1="9.876cm" svg:x2="5.334cm" svg:y2="9.876cm">
            <text:p/>
          </draw:line>
          <draw:line draw:style-name="gr25" draw:text-style-name="P7" draw:layer="layout" svg:x1="5.388cm" svg:y1="9.798cm" svg:x2="5.388cm" svg:y2="12.084cm">
            <text:p/>
          </draw:line>
          <draw:frame draw:style-name="gr26" draw:text-style-name="P16" draw:layer="layout" svg:width="10.769cm" svg:height="2.783cm" svg:x="1.27cm" svg:y="8.127cm">
            <draw:text-box>
              <text:p><text:span text:style-name="T5">Non-Bootable disk</text:span></text:p>
            </draw:text-box>
          </draw:frame>
          <draw:frame draw:style-name="gr27" draw:text-style-name="P17" draw:layer="layout" svg:width="8.342cm" svg:height="1.517cm" svg:x="1.318cm" svg:y="12.528cm">
            <draw:text-box>
              <text:p><text:span text:style-name="T11">Attach to a VM</text:span></text:p>
            </draw:text-box>
          </draw:frame>
        </draw:g>
        <draw:custom-shape draw:style-name="gr28" draw:text-style-name="P15" xml:id="id7" draw:id="id7" draw:layer="layout" svg:width="12.752cm" svg:height="3.086cm" svg:x="1.346cm" svg:y="16.726cm">
          <text:p text:style-name="P9"><text:span text:style-name="T10">Slow and</text:span></text:p>
          <text:p text:style-name="P9"><text:span text:style-name="T10"><text:s/></text:span><text:span text:style-name="T10">more complicated</text:span></text:p>
          <draw:enhanced-geometry svg:viewBox="0 0 21600 21600" draw:text-areas="800 800 20800 20800" draw:type="round-rectangular-callout" draw:modifiers="18143.119266055 -4338.1924198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 xml:id="id6" draw:id="id6">
          <draw:line draw:style-name="gr24" draw:text-style-name="P7" draw:layer="layout" svg:x1="23.114cm" svg:y1="9.898cm" svg:x2="18.534cm" svg:y2="9.876cm">
            <text:p/>
          </draw:line>
          <draw:line draw:style-name="gr25" draw:text-style-name="P7" draw:layer="layout" svg:x1="23.088cm" svg:y1="9.858cm" svg:x2="23.088cm" svg:y2="12.144cm">
            <text:p/>
          </draw:line>
          <draw:frame draw:style-name="gr29" draw:text-style-name="P16" draw:layer="layout" svg:width="9.722cm" svg:height="1.517cm" svg:x="17.318cm" svg:y="8.128cm">
            <draw:text-box>
              <text:p><text:span text:style-name="T5"><text:s text:c="2"/></text:span><text:span text:style-name="T5">Bootable disk</text:span></text:p>
            </draw:text-box>
          </draw:frame>
          <draw:frame draw:style-name="gr30" draw:text-style-name="P17" draw:layer="layout" svg:width="8.969cm" svg:height="2.783cm" svg:x="18.219cm" svg:y="12.329cm">
            <draw:text-box>
              <text:p><text:span text:style-name="T11">Attach to a VM /</text:span></text:p>
              <text:p><text:span text:style-name="T11">Start a VM</text:span></text:p>
            </draw:text-box>
          </draw:frame>
        </draw:g>
        <draw:custom-shape draw:style-name="gr31" draw:text-style-name="P15" xml:id="id8" draw:id="id8" draw:layer="layout" svg:width="11.089cm" svg:height="3.086cm" svg:x="15.41cm" svg:y="16.717cm">
          <text:p text:style-name="P9"><text:span text:style-name="T10">Cannot write</text:span></text:p>
          <text:p text:style-name="P9"><text:span text:style-name="T10">to the disk</text:span></text:p>
          <draw:enhanced-geometry svg:viewBox="0 0 21600 21600" draw:text-areas="800 800 20800 20800" draw:type="round-rectangular-callout" draw:modifiers="2158.0522993688 -7689.795918367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The Proposed Approach</text:span></text:p>
          </draw:text-box>
        </draw:frame>
        <draw:frame draw:style-name="gr14" draw:text-style-name="P7" draw:layer="layout" svg:width="6.888cm" svg:height="5.912cm" svg:x="3.088cm" svg:y="3.404cm">
          <draw:image xlink:href="Pictures/100002010000008000000080129E28D477CC9471.png" xlink:type="simple" xlink:show="embed" xlink:actuate="onLoad" loext:mime-type="image/png">
            <text:p/>
          </draw:image>
        </draw:frame>
        <draw:frame draw:style-name="gr14" draw:text-style-name="P7" draw:layer="layout" svg:width="6.856cm" svg:height="5.726cm" svg:x="18.848cm" svg:y="3.39cm">
          <draw:image xlink:href="Pictures/100002010000041C00000400BF0B3B8839BDF696.png" xlink:type="simple" xlink:show="embed" xlink:actuate="onLoad" loext:mime-type="image/png">
            <text:p/>
          </draw:image>
        </draw:frame>
        <draw:line draw:style-name="gr32" draw:text-style-name="P7" draw:layer="layout" svg:x1="14.378cm" svg:y1="5.028cm" svg:x2="14.378cm" svg:y2="7.314cm">
          <text:p/>
        </draw:line>
        <draw:line draw:style-name="gr32" draw:text-style-name="P7" draw:layer="layout" svg:x1="13.108cm" svg:y1="6.098cm" svg:x2="15.648cm" svg:y2="6.098cm">
          <text:p/>
        </draw:line>
        <draw:frame draw:style-name="gr33" draw:text-style-name="P18" xml:id="id9" draw:id="id9" draw:layer="layout" svg:width="27.193cm" svg:height="4.035cm" svg:x="0.508cm" svg:y="14.253cm">
          <draw:text-box>
            <text:p text:style-name="P9"><text:span text:style-name="T12">Browsing and modifying</text:span></text:p>
            <text:p text:style-name="P9"><text:span text:style-name="T12">virtual disks using a file manager</text:span></text:p>
          </draw:text-box>
        </draw:frame>
        <draw:custom-shape draw:style-name="gr34" draw:text-style-name="P19" xml:id="id10" draw:id="id10" draw:layer="layout" svg:width="1.016cm" svg:height="2.74cm" svg:x="13.87cm" svg:y="10.4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ibguestfs</text:span></text:p>
          </draw:text-box>
        </draw:frame>
        <draw:frame draw:style-name="gr35" draw:text-style-name="P20" draw:layer="layout" svg:width="25.199cm" svg:height="14.908cm" svg:x="1.472cm" svg:y="4.146cm">
          <draw:text-box>
            <text:list text:style-name="L6">
              <text:list-header>
                <text:p text:style-name="P13"><text:span text:style-name="T13">“</text:span><text:span text:style-name="T13">Tools for accessing and modifying virtual machine disk images”</text:span></text:p>
              </text:list-header>
            </text:list>
            <text:list text:style-name="L4">
              <text:list-item>
                <text:list>
                  <text:list-header>
                    <text:p text:style-name="P13"><text:span text:style-name="T13"/></text:p>
                    <text:p text:style-name="P13"><text:span text:style-name="T13"/></text:p>
                  </text:list-header>
                </text:list>
              </text:list-item>
            </text:list>
          </draw:text-box>
        </draw:frame>
        <draw:frame draw:style-name="gr14" draw:text-style-name="P7" draw:layer="layout" svg:width="5.842cm" svg:height="5.685cm" svg:x="18.034cm" svg:y="13.411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apabilities of Libguestfs</text:span></text:p>
          </draw:text-box>
        </draw:frame>
        <draw:custom-shape draw:style-name="gr36" draw:text-style-name="P22" draw:layer="layout" svg:width="7.874cm" svg:height="2.794cm" svg:x="1.578cm" svg:y="10.476cm">
          <text:p text:style-name="P21"><text:span text:style-name="T14">Can access disk images</text:span></text:p>
          <text:p text:style-name="P21"><text:span text:style-name="T14">on remote machines or</text:span></text:p>
          <text:p text:style-name="P21"><text:span text:style-name="T14">on CDs/USB sticks</text:span></text:p>
          <draw:enhanced-geometry svg:viewBox="0 0 21600 21600" draw:glue-points="10800 0 0 10800 10800 21600 21600 10800 ?f40 ?f41" draw:text-areas="0 0 21600 21600" draw:type="rectangular-callout" draw:modifiers="24219.4285714286 5548.7656529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9" draw:layer="layout" svg:width="10.414cm" svg:height="2.536cm" svg:x="14.986cm" svg:y="4.168cm">
          <text:p/>
          <draw:enhanced-geometry svg:viewBox="0 0 21600 21600" draw:glue-points="10800 0 0 10800 10800 21600 21600 10800 ?f40 ?f41" draw:text-areas="0 0 21600 21600" draw:type="rectangular-callout" draw:modifiers="1742.10273643783 30411.98265668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8" draw:text-style-name="P23" draw:layer="layout" svg:width="9.906cm" svg:height="3.806cm" svg:x="15.24cm" svg:y="4.068cm">
          <draw:text-box>
            <text:p>secure — does not need root and with multiple layers of defence against rogue disk images</text:p>
          </draw:text-box>
        </draw:frame>
        <draw:custom-shape draw:style-name="gr39" draw:text-style-name="P9" draw:layer="layout" svg:width="7.528cm" svg:height="2.286cm" svg:x="3.17cm" svg:y="4.482cm">
          <text:p/>
          <draw:enhanced-geometry svg:viewBox="0 0 21600 21600" draw:mirror-horizontal="false" draw:mirror-vertical="false" draw:glue-points="10800 0 0 10800 10800 21600 21600 10800 ?f40 ?f41" draw:text-areas="0 0 21600 21600" draw:type="rectangular-callout" draw:modifiers="24075.8666489574 31469.69829470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0" draw:text-style-name="P24" draw:layer="layout" svg:width="7.366cm" svg:height="2.759cm" svg:x="3.332cm" svg:y="4.661cm">
          <draw:text-box>
            <text:p><text:span text:style-name="T14">Can access almost any disk image imaginable</text:span></text:p>
          </draw:text-box>
        </draw:frame>
        <draw:custom-shape draw:style-name="gr41" draw:text-style-name="P22" draw:layer="layout" svg:width="7.936cm" svg:height="2.57cm" svg:x="18.734cm" svg:y="9.622cm">
          <text:p text:style-name="P21"><text:span text:style-name="T14">Can access proprietary</text:span></text:p>
          <text:p text:style-name="P21"><text:span text:style-name="T14">systems like VMware and</text:span></text:p>
          <text:p text:style-name="P21"><text:span text:style-name="T14">Hyper-V. </text:span></text:p>
          <draw:enhanced-geometry svg:viewBox="0 0 21600 21600" draw:glue-points="10800 0 0 10800 10800 21600 21600 10800 ?f40 ?f41" draw:text-areas="0 0 21600 21600" draw:type="rectangular-callout" draw:modifiers="-2397.5809499811 16592.76546091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25" draw:layer="layout" svg:width="24.134cm" svg:height="2.84cm" svg:x="2.332cm" svg:y="16.21cm">
          <text:p text:style-name="P21"><text:span text:style-name="T15">All this functionality is available through a scriptable shell</text:span></text:p>
          <text:p text:style-name="P21"><text:span text:style-name="T15">called guestfish, or an interactive rescue shell virt-rescue. </text:span></text:p>
          <draw:enhanced-geometry svg:viewBox="0 0 21600 21600" draw:glue-points="10800 0 0 10800 10800 21600 21600 10800 ?f40 ?f41" draw:text-areas="0 0 21600 21600" draw:type="rectangular-callout" draw:modifiers="12322.7843380982 -8363.252375923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4" draw:text-style-name="P7" draw:layer="layout" svg:width="5.842cm" svg:height="5.685cm" svg:x="11.33cm" svg:y="8.89cm">
          <draw:image xlink:href="Pictures/100002010000041C00000400BF0B3B8839BDF6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r – The Short Form</text:span></text:p>
          </draw:text-box>
        </draw:frame>
        <draw:frame draw:style-name="gr43" draw:text-style-name="P14" draw:layer="layout" svg:width="25.199cm" svg:height="14.908cm" svg:x="1.472cm" svg:y="4.146cm">
          <draw:text-box>
            <text:list text:style-name="L3">
              <text:list-header>
                <text:p text:style-name="P13"><text:span text:style-name="T16">"I have found jesus. He came to me in the form of muCommander."</text:span></text:p>
              </text:list-header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13"><text:span text:style-name="T17"><text:s/></text:span><text:span text:style-name="T17"><text:tab/></text:span><text:span text:style-name="T17"><text:tab/></text:span><text:span text:style-name="T17"><text:tab/></text:span><text:span text:style-name="T17">- A happy user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header>
                    <text:p text:style-name="P13"><text:span text:style-name="T8"/></text:p>
                    <text:p text:style-name="P13"><text:span text:style-name="T8"/></text:p>
                  </text:list-header>
                </text:list>
              </text:list-item>
            </text:list>
          </draw:text-box>
        </draw:frame>
        <draw:frame draw:style-name="gr14" draw:text-style-name="P7" draw:layer="layout" svg:width="6.772cm" svg:height="6.772cm" svg:x="4.394cm" svg:y="12.632cm">
          <draw:image xlink:href="Pictures/10000201000001000000010044FB33168C3EE11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r – The Long Form</text:span></text:p>
          </draw:text-box>
        </draw:frame>
        <draw:frame draw:style-name="gr44" draw:text-style-name="P26" draw:layer="layout" svg:width="25.199cm" svg:height="13.165cm" svg:x="1.472cm" svg:y="3.846cm">
          <draw:text-box>
            <text:list text:style-name="L4">
              <text:list-header>
                <text:p text:style-name="P13"><text:span text:style-name="T18">"muCommander is a lightweight, cross-platform file manager with a dual-pane interface. It runs on any operating system with Java support (macOS, Windows, Linux, *BSD, Solaris...)."</text:span></text:p>
                <text:list>
                  <text:list-header>
                    <text:p text:style-name="P13"><text:span text:style-name="T18"/></text:p>
                  </text:list-header>
                </text:list>
              </text:list-header>
            </text:list>
          </draw:text-box>
        </draw:frame>
        <draw:frame draw:style-name="gr14" draw:text-style-name="P7" draw:layer="layout" svg:width="5.65cm" svg:height="5.65cm" svg:x="18.796cm" svg:y="13.708cm">
          <draw:image xlink:href="Pictures/100002010000008000000080129E28D477CC947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r – Screenshot</text:span></text:p>
          </draw:text-box>
        </draw:frame>
        <draw:frame draw:style-name="gr14" draw:text-style-name="P7" draw:layer="layout" svg:width="27.092cm" svg:height="17.526cm" svg:x="0.54cm" svg:y="2.54cm">
          <draw:image xlink:href="Pictures/100002010000040000000300A9D6C27C1C9D025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muCommander – Major Features</text:span></text:p>
          </draw:text-box>
        </draw:frame>
        <draw:frame draw:style-name="gr14" draw:text-style-name="P7" draw:layer="layout" svg:width="6.772cm" svg:height="6.772cm" svg:x="10.714cm" svg:y="8.052cm">
          <draw:image xlink:href="Pictures/10000201000001000000010044FB33168C3EE110.png" xlink:type="simple" xlink:show="embed" xlink:actuate="onLoad" loext:mime-type="image/png">
            <text:p/>
          </draw:image>
        </draw:frame>
        <draw:g>
          <draw:custom-shape draw:style-name="gr45" draw:text-style-name="P9" draw:layer="layout" svg:width="9.238cm" svg:height="2.932cm" svg:x="0.954cm" svg:y="3.91cm">
            <text:p/>
            <draw:enhanced-geometry svg:viewBox="0 0 21600 21600" draw:glue-points="10800 0 0 10800 10800 21600 21600 10800 ?f40 ?f41" draw:text-areas="0 0 21600 21600" draw:type="rectangular-callout" draw:modifiers="21583.6345924884 29111.76270030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46" draw:text-style-name="P27" draw:layer="layout" svg:width="9.238cm" svg:height="2.759cm" svg:x="0.954cm" svg:y="3.999cm">
            <draw:text-box>
              <text:p><text:span text:style-name="T19">Virtual filesystem with support for local volumes, </text:span><text:span text:style-name="T20">FTP, SFTP, SMB, NFS, HTTP, Amazon S3, Hadoop HDFS and Bonjour</text:span></text:p>
            </draw:text-box>
          </draw:frame>
        </draw:g>
        <draw:custom-shape draw:style-name="gr47" draw:text-style-name="P28" draw:layer="layout" svg:width="5.588cm" svg:height="1.27cm" svg:x="2.286cm" svg:y="12.7cm">
          <text:p text:style-name="P9"><text:span text:style-name="T19">Tabbed navigation</text:span></text:p>
          <draw:enhanced-geometry svg:viewBox="0 0 21600 21600" draw:glue-points="10800 0 0 10800 10800 21600 21600 10800 ?f40 ?f41" draw:text-areas="0 0 21600 21600" draw:type="rectangular-callout" draw:modifiers="27671.4975845411 -2362.234461054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9" draw:layer="layout" svg:width="7.974cm" svg:height="2.286cm" svg:x="1.17cm" svg:y="8.582cm">
          <text:p/>
          <draw:enhanced-geometry svg:viewBox="0 0 21600 21600" draw:glue-points="10800 0 0 10800 10800 21600 21600 10800 ?f40 ?f41" draw:text-areas="0 0 21600 21600" draw:type="rectangular-callout" draw:modifiers="24357.2163009404 14932.0507214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49" draw:text-style-name="P9" draw:layer="layout" svg:width="7.366cm" svg:height="2.54cm" svg:x="10.922cm" svg:y="3.048cm">
            <text:p/>
            <draw:enhanced-geometry svg:viewBox="0 0 21600 21600" draw:glue-points="10800 0 0 10800 10800 21600 21600 10800 ?f40 ?f41" draw:text-areas="0 0 21600 21600" draw:type="rectangular-callout" draw:modifiers="8505.71467354418 34835.4191263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50" draw:text-style-name="P23" draw:layer="layout" svg:width="7.366cm" svg:height="2.384cm" svg:x="11.176cm" svg:y="3.048cm">
            <draw:text-box>
              <text:p>Quickly copy, move, rename files, create directories, email files...</text:p>
            </draw:text-box>
          </draw:frame>
        </draw:g>
        <draw:g>
          <draw:custom-shape draw:style-name="gr51" draw:text-style-name="P9" draw:layer="layout" svg:width="7.366cm" svg:height="3.386cm" svg:x="19.304cm" svg:y="3.556cm">
            <text:p/>
            <draw:enhanced-geometry svg:viewBox="0 0 21600 21600" draw:glue-points="10800 0 0 10800 10800 21600 21600 10800 ?f40 ?f41" draw:text-areas="0 0 21600 21600" draw:type="rectangular-callout" draw:modifiers="-3456.82095832768 28576.7936226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frame draw:style-name="gr52" draw:text-style-name="P27" draw:layer="layout" svg:width="7.364cm" svg:height="3.386cm" svg:x="19.306cm" svg:y="3.556cm">
            <draw:text-box>
              <text:p><text:span text:style-name="T19">Browse, create and uncompress </text:span><text:span text:style-name="T20">ZIP, RAR, 7z, TAR, GZip, BZip2, ISO/NRG, AR/Deb</text:span><text:span text:style-name="T19"> and </text:span><text:span text:style-name="T20">LST</text:span><text:span text:style-name="T19"> archives</text:span></text:p>
            </draw:text-box>
          </draw:frame>
        </draw:g>
        <draw:frame draw:style-name="gr53" draw:text-style-name="P27" draw:layer="layout" svg:width="8.128cm" svg:height="2.759cm" svg:x="1.27cm" svg:y="8.633cm">
          <draw:text-box>
            <text:p><text:span text:style-name="T20">ZIP</text:span><text:span text:style-name="T19"> files can be modified on-the-fly, without having to recompress the whole archive</text:span></text:p>
          </draw:text-box>
        </draw:frame>
        <draw:custom-shape draw:style-name="gr54" draw:text-style-name="P28" draw:layer="layout" svg:width="6.407cm" svg:height="1.241cm" svg:x="1.778cm" svg:y="14.986cm">
          <text:p text:style-name="P9"><text:span text:style-name="T19">Full keyboard access</text:span></text:p>
          <draw:enhanced-geometry svg:viewBox="0 0 21600 21600" draw:glue-points="10800 0 0 10800 10800 21600 21600 10800 ?f40 ?f41" draw:text-areas="0 0 21600 21600" draw:type="rectangular-callout" draw:modifiers="26100 -3026.086956521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28" draw:layer="layout" svg:width="5.334cm" svg:height="1.778cm" svg:x="20.574cm" svg:y="14.732cm">
          <text:p text:style-name="P9"><text:span text:style-name="T19">Highly configurable</text:span></text:p>
          <draw:enhanced-geometry svg:viewBox="0 0 21600 21600" draw:glue-points="10800 0 0 10800 10800 21600 21600 10800 ?f40 ?f41" draw:text-areas="0 0 21600 21600" draw:type="rectangular-callout" draw:modifiers="-7510.40299906279 -1420.573355817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9" draw:layer="layout" svg:width="7.366cm" svg:height="1.778cm" svg:x="14.732cm" svg:y="17.526cm">
          <text:p text:style-name="P9"><text:span text:style-name="T21">Free and open source</text:span></text:p>
          <text:p text:style-name="P9"><text:span text:style-name="T19">(GPL)</text:span></text:p>
          <draw:enhanced-geometry svg:viewBox="0 0 21600 21600" draw:glue-points="10800 0 0 10800 10800 21600 21600 10800 ?f40 ?f41" draw:text-areas="0 0 21600 21600" draw:type="rectangular-callout" draw:modifiers="2410.09909053889 -15844.85666104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7" draw:text-style-name="P28" draw:layer="layout" svg:width="6.842cm" svg:height="1.282cm" svg:x="19.428cm" svg:y="12.25cm">
          <text:p text:style-name="P9"><text:span text:style-name="T19">Multiple windows support</text:span></text:p>
          <draw:enhanced-geometry svg:viewBox="0 0 21600 21600" draw:glue-points="10800 0 0 10800 10800 21600 21600 10800 ?f40 ?f41" draw:text-areas="0 0 21600 21600" draw:type="rectangular-callout" draw:modifiers="-4188.68917141605 1077.474668745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29" draw:layer="layout" svg:width="6.858cm" svg:height="2.032cm" svg:x="19.658cm" svg:y="8.69cm">
          <text:p text:style-name="P21"><text:span text:style-name="T19">Universal bookmarks and</text:span></text:p>
          <text:p text:style-name="P21"><text:span text:style-name="T19">credentials manager</text:span></text:p>
          <draw:enhanced-geometry svg:viewBox="0 0 21600 21600" draw:glue-points="10800 0 0 10800 10800 21600 21600 10800 ?f40 ?f41" draw:text-areas="0 0 21600 21600" draw:type="rectangular-callout" draw:modifiers="-5372.44496282257 19857.55041810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9" draw:text-style-name="P28" draw:layer="layout" svg:width="7.874cm" svg:height="1.524cm" svg:x="4.288cm" svg:y="17.626cm">
          <text:p text:style-name="P9"><text:span text:style-name="T19">Available in 27 (!) languages</text:span></text:p>
          <draw:enhanced-geometry svg:viewBox="0 0 21600 21600" draw:glue-points="10800 0 0 10800 10800 21600 21600 10800 ?f40 ?f41" draw:text-areas="0 0 21600 21600" draw:type="rectangular-callout" draw:modifiers="20387.6571428571 -21302.5573770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virt_5f_2015_5f_template" presentation:presentation-page-layout-name="AL1T1">
        <office:forms form:automatic-focus="false" form:apply-design-mode="false"/>
        <draw:frame draw:style-name="gr60" draw:text-style-name="P7" draw:layer="layout" svg:width="27.123cm" svg:height="13.762cm" svg:x="0.408cm" svg:y="3.972cm">
          <draw:image xlink:href="Pictures/1000020100000780000004385B00329BD7E7E895.png" xlink:type="simple" xlink:show="embed" xlink:actuate="onLoad" loext:mime-type="image/png">
            <text:p/>
          </draw:image>
        </draw:frame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Let’s See It in Action</text:span></text:p>
          </draw:text-box>
        </draw:frame>
        <draw:frame draw:style-name="gr61" draw:text-style-name="P7" draw:layer="layout" svg:width="26.977cm" svg:height="2.285cm" svg:x="0.508cm" svg:y="8.129cm">
          <draw:image xlink:href="Pictures/1000020100000780000004385B00329BD7E7E89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s</text:span></text:p>
          </draw:text-box>
        </draw:frame>
        <draw:frame draw:style-name="gr62" draw:text-style-name="P14" draw:layer="layout" svg:width="25.199cm" svg:height="15.673cm" svg:x="1.472cm" svg:y="4.146cm">
          <draw:text-box>
            <text:list text:style-name="L3">
              <text:list-item>
                <text:p text:style-name="P13"><text:span text:style-name="T8">How to model virtual disks </text:span><text:span text:style-name="T22">(in muCommander)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9">Local as archive files</text:span></text:p>
                  </text:list-item>
                  <text:list-item>
                    <text:p text:style-name="P13"><text:span text:style-name="T9">Need lazy inspection as protocol files</text:span></text:p>
                  </text:list-item>
                </text:list>
              </text:list-item>
              <text:list-item>
                <text:p text:style-name="P13"><text:span text:style-name="T8">How bridge different APIs</text:span></text:p>
                <text:list>
                  <text:list-item>
                    <text:p text:style-name="P30"><text:span text:style-name="T9">For listing the content of a virtual disk</text:span></text:p>
                  </text:list-item>
                  <text:list-item>
                    <text:p text:style-name="P13"><text:span text:style-name="T9">For reading and writing data to the disk</text:span></text:p>
                  </text:list-item>
                </text:list>
              </text:list-item>
              <text:list-item>
                <text:p text:style-name="P31"><text:span text:style-name="T8">How to ship i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 #1: Model Virtual Disks</text:span></text:p>
          </draw:text-box>
        </draw:frame>
        <draw:frame draw:style-name="gr14" draw:text-style-name="P7" draw:layer="layout" svg:width="2.543cm" svg:height="2.543cm" svg:x="3.017cm" svg:y="5.434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14" draw:text-style-name="P7" draw:layer="layout" svg:width="2.543cm" svg:height="2.543cm" svg:x="22.265cm" svg:y="5.18cm">
          <draw:image xlink:href="Pictures/100002010000001000000010EED2AFFBB6D67C33.png" xlink:type="simple" xlink:show="embed" xlink:actuate="onLoad" loext:mime-type="image/png">
            <text:p/>
          </draw:image>
        </draw:frame>
        <draw:frame draw:style-name="gr14" draw:text-style-name="P7" draw:layer="layout" svg:width="2.193cm" svg:height="2.193cm" svg:x="12.848cm" svg:y="5.527cm">
          <draw:image xlink:href="Pictures/1000020100000010000000101BBBD72861B94DA9.png" xlink:type="simple" xlink:show="embed" xlink:actuate="onLoad" loext:mime-type="image/png">
            <text:p/>
          </draw:image>
        </draw:frame>
        <draw:frame draw:style-name="gr63" draw:text-style-name="P32" draw:layer="layout" svg:width="5.332cm" svg:height="1.119cm" svg:x="1.604cm" svg:y="3.656cm">
          <draw:text-box>
            <text:p><text:span text:style-name="T23">Archive Files</text:span></text:p>
          </draw:text-box>
        </draw:frame>
        <draw:frame draw:style-name="gr64" draw:text-style-name="P32" draw:layer="layout" svg:width="5.633cm" svg:height="1.119cm" svg:x="11.204cm" svg:y="3.657cm">
          <draw:text-box>
            <text:p><text:span text:style-name="T23">Protocol Files</text:span></text:p>
          </draw:text-box>
        </draw:frame>
        <draw:frame draw:style-name="gr65" draw:text-style-name="P32" draw:layer="layout" svg:width="4.515cm" svg:height="1.119cm" svg:x="21.305cm" svg:y="3.658cm">
          <draw:text-box>
            <text:p><text:span text:style-name="T23">Local Files</text:span></text:p>
          </draw:text-box>
        </draw:frame>
        <draw:frame draw:style-name="gr66" draw:text-style-name="P33" draw:layer="layout" svg:width="8.067cm" svg:height="2.855cm" svg:x="0.855cm" svg:y="9.398cm">
          <draw:text-box>
            <text:p><text:span text:style-name="T24">Within a file-system,</text:span></text:p>
            <text:p><text:span text:style-name="T24">No authenication</text:span></text:p>
          </draw:text-box>
        </draw:frame>
        <draw:frame draw:style-name="gr67" draw:text-style-name="P33" draw:layer="layout" svg:width="6.797cm" svg:height="1.987cm" svg:x="0.856cm" svg:y="12.799cm">
          <draw:text-box>
            <text:p><text:span text:style-name="T24">Query their</text:span></text:p>
            <text:p><text:span text:style-name="T24">entire structure</text:span></text:p>
          </draw:text-box>
        </draw:frame>
        <draw:frame draw:style-name="gr66" draw:text-style-name="P33" draw:layer="layout" svg:width="9.072cm" svg:height="2.855cm" svg:x="10.256cm" svg:y="9.399cm">
          <draw:text-box>
            <text:p><text:span text:style-name="T24">Remote,</text:span></text:p>
            <text:p><text:span text:style-name="T24">Authenication needed</text:span></text:p>
          </draw:text-box>
        </draw:frame>
        <draw:frame draw:style-name="gr66" draw:text-style-name="P33" draw:layer="layout" svg:width="8.563cm" svg:height="2.855cm" svg:x="10.257cm" svg:y="12.8cm">
          <draw:text-box>
            <text:p><text:span text:style-name="T24">Query their structure in a lazy way</text:span></text:p>
          </draw:text-box>
        </draw:frame>
        <draw:frame draw:style-name="gr66" draw:text-style-name="P33" draw:layer="layout" svg:width="8.067cm" svg:height="2.855cm" svg:x="19.956cm" svg:y="9.399cm">
          <draw:text-box>
            <text:p><text:span text:style-name="T24">Within a file-system,</text:span></text:p>
            <text:p><text:span text:style-name="T24">No authenication</text:span></text:p>
          </draw:text-box>
        </draw:frame>
        <draw:frame draw:style-name="gr14" draw:text-style-name="P7" draw:layer="layout" svg:width="2.187cm" svg:height="2.187cm" svg:x="22.406cm" svg:y="12.845cm">
          <draw:image xlink:href="Pictures/10000201000001000000010086A3A1EDE9B60C8E.png" xlink:type="simple" xlink:show="embed" xlink:actuate="onLoad" loext:mime-type="image/png">
            <text:p/>
          </draw:image>
        </draw:frame>
        <draw:custom-shape draw:style-name="gr68" draw:text-style-name="P7" xml:id="id13" draw:id="id13" draw:layer="layout" svg:width="7.512cm" svg:height="2.032cm" svg:x="0.87cm" svg:y="9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7" xml:id="id12" draw:id="id12" draw:layer="layout" svg:width="8.539cm" svg:height="2.032cm" svg:x="10.257cm" svg:y="12.698cm">
          <text:p/>
          <draw:enhanced-geometry svg:viewBox="0 0 21600 21600" draw:type="rectangle" draw:enhanced-path="M 0 0 L 21600 0 21600 21600 0 21600 0 0 Z N"/>
        </draw:custom-shape>
        <draw:frame draw:style-name="gr70" draw:text-style-name="P34" draw:layer="layout" svg:width="21.427cm" svg:height="1.517cm" svg:x="3.202cm" svg:y="17.19cm">
          <draw:text-box>
            <text:p xml:id="id11" text:id="id11"><text:span text:style-name="T25">Virtual disks fit neither of these group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 #2: Bridge Different APIs</text:span></text:p>
          </draw:text-box>
        </draw:frame>
        <draw:frame draw:style-name="gr71" draw:text-style-name="P7" draw:layer="layout" svg:width="2.543cm" svg:height="2.543cm" svg:x="20.489cm" svg:y="5.047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72" draw:text-style-name="P32" draw:layer="layout" svg:width="5.332cm" svg:height="1.119cm" svg:x="19.076cm" svg:y="3.269cm">
          <draw:text-box>
            <text:p><text:span text:style-name="T23">Archive Files</text:span></text:p>
          </draw:text-box>
        </draw:frame>
        <draw:frame draw:style-name="gr14" draw:text-style-name="P7" draw:layer="layout" svg:width="3.386cm" svg:height="3.386cm" svg:x="4.604cm" svg:y="3.888cm">
          <draw:image xlink:href="Pictures/100002010000008000000080129E28D477CC9471.png" xlink:type="simple" xlink:show="embed" xlink:actuate="onLoad" loext:mime-type="image/png">
            <text:p/>
          </draw:image>
        </draw:frame>
        <draw:custom-shape draw:style-name="gr73" draw:text-style-name="P35" draw:layer="layout" svg:width="8.89cm" svg:height="0.954cm" svg:x="9.398cm" svg:y="4.2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4" draw:text-style-name="P35" draw:layer="layout" svg:width="8.89cm" svg:height="0.901cm" svg:x="9.099cm" svg:y="5.606cm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5" draw:text-style-name="P36" draw:layer="layout" svg:width="7.62cm" svg:height="1.119cm" svg:x="9.36cm" svg:y="3.156cm">
          <draw:text-box>
            <text:p><text:span text:style-name="T26">(1) Query content</text:span></text:p>
          </draw:text-box>
        </draw:frame>
        <draw:frame draw:style-name="gr75" draw:text-style-name="P36" draw:layer="layout" svg:width="7.62cm" svg:height="1.119cm" svg:x="11.438cm" svg:y="6.463cm">
          <draw:text-box>
            <text:p><text:span text:style-name="T26">(2) Full structure</text:span></text:p>
          </draw:text-box>
        </draw:frame>
        <draw:frame draw:style-name="gr14" draw:text-style-name="P7" xml:id="id14" draw:id="id14" draw:layer="layout" svg:width="2.187cm" svg:height="2.187cm" svg:x="13.561cm" svg:y="6.103cm">
          <draw:image xlink:href="Pictures/10000201000001000000010086A3A1EDE9B60C8E.png" xlink:type="simple" xlink:show="embed" xlink:actuate="onLoad" loext:mime-type="image/png">
            <text:p/>
          </draw:image>
        </draw:frame>
        <draw:frame draw:style-name="gr76" draw:text-style-name="P37" draw:layer="layout" svg:width="20.066cm" svg:height="2.139cm" svg:x="2.032cm" svg:y="8.603cm">
          <draw:text-box>
            <text:p xml:id="id15" text:id="id15"><text:span text:style-name="T27">Libguestfs does not support querying full structure </text:span></text:p>
          </draw:text-box>
        </draw:frame>
        <draw:frame draw:style-name="gr76" draw:text-style-name="P38" draw:layer="layout" svg:width="18.796cm" svg:height="2.139cm" svg:x="2.032cm" svg:y="9.804cm">
          <draw:text-box>
            <text:p xml:id="id16" text:id="id16"><text:span text:style-name="T28">Bridge the difference using the </text:span><text:span text:style-name="T29">visitor </text:span><text:span text:style-name="T28">pattern</text:span></text:p>
          </draw:text-box>
        </draw:frame>
        <draw:frame draw:style-name="gr71" draw:text-style-name="P7" draw:layer="layout" svg:width="2.543cm" svg:height="2.543cm" svg:x="18.989cm" svg:y="13.647cm">
          <draw:image xlink:href="Pictures/100002010000001000000010E1185ABCAE113146.png" xlink:type="simple" xlink:show="embed" xlink:actuate="onLoad" loext:mime-type="image/png">
            <text:p/>
          </draw:image>
        </draw:frame>
        <draw:frame draw:style-name="gr77" draw:text-style-name="P32" draw:layer="layout" svg:width="2.768cm" svg:height="1.119cm" svg:x="21.776cm" svg:y="11.869cm">
          <draw:text-box>
            <text:p><text:span text:style-name="T23"><text:s/></text:span><text:span text:style-name="T23">Files</text:span></text:p>
          </draw:text-box>
        </draw:frame>
        <draw:frame draw:style-name="gr14" draw:text-style-name="P7" draw:layer="layout" svg:width="3.386cm" svg:height="3.386cm" svg:x="4.604cm" svg:y="12.488cm">
          <draw:image xlink:href="Pictures/100002010000008000000080129E28D477CC9471.png" xlink:type="simple" xlink:show="embed" xlink:actuate="onLoad" loext:mime-type="image/png">
            <text:p/>
          </draw:image>
        </draw:frame>
        <draw:custom-shape draw:style-name="gr73" draw:text-style-name="P35" draw:layer="layout" svg:width="8.89cm" svg:height="0.954cm" svg:x="9.398cm" svg:y="12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4" draw:text-style-name="P35" draw:layer="layout" svg:width="8.89cm" svg:height="0.901cm" svg:x="9.099cm" svg:y="14.206cm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5" draw:text-style-name="P36" draw:layer="layout" svg:width="7.62cm" svg:height="1.119cm" svg:x="10.16cm" svg:y="11.756cm">
          <draw:text-box>
            <text:p><text:span text:style-name="T26">Output stream</text:span></text:p>
          </draw:text-box>
        </draw:frame>
        <draw:frame draw:style-name="gr75" draw:text-style-name="P36" draw:layer="layout" svg:width="7.62cm" svg:height="1.119cm" svg:x="11.438cm" svg:y="15.063cm">
          <draw:text-box>
            <text:p><text:span text:style-name="T26">Input stream</text:span></text:p>
          </draw:text-box>
        </draw:frame>
        <draw:frame draw:style-name="gr14" draw:text-style-name="P7" xml:id="id18" draw:id="id18" draw:layer="layout" svg:width="2.187cm" svg:height="2.187cm" svg:x="13.053cm" svg:y="14.577cm">
          <draw:image xlink:href="Pictures/10000201000001000000010086A3A1EDE9B60C8E.png" xlink:type="simple" xlink:show="embed" xlink:actuate="onLoad" loext:mime-type="image/png">
            <text:p/>
          </draw:image>
        </draw:frame>
        <draw:line draw:style-name="gr78" draw:text-style-name="P7" draw:layer="layout" svg:x1="1.016cm" svg:y1="11.176cm" svg:x2="26.924cm" svg:y2="11.176cm">
          <text:p/>
        </draw:line>
        <draw:frame draw:style-name="gr14" draw:text-style-name="P7" draw:layer="layout" svg:width="2.543cm" svg:height="2.543cm" svg:x="24.946cm" svg:y="13.462cm">
          <draw:image xlink:href="Pictures/100002010000001000000010EED2AFFBB6D67C33.png" xlink:type="simple" xlink:show="embed" xlink:actuate="onLoad" loext:mime-type="image/png">
            <text:p/>
          </draw:image>
        </draw:frame>
        <draw:frame draw:style-name="gr14" draw:text-style-name="P7" draw:layer="layout" svg:width="2.193cm" svg:height="2.193cm" svg:x="22.245cm" svg:y="13.716cm">
          <draw:image xlink:href="Pictures/1000020100000010000000101BBBD72861B94DA9.png" xlink:type="simple" xlink:show="embed" xlink:actuate="onLoad" loext:mime-type="image/png">
            <text:p/>
          </draw:image>
        </draw:frame>
        <draw:frame draw:style-name="gr14" draw:text-style-name="P7" xml:id="id17" draw:id="id17" draw:layer="layout" svg:width="2.187cm" svg:height="2.187cm" svg:x="11.43cm" svg:y="11.376cm">
          <draw:image xlink:href="Pictures/10000201000001000000010086A3A1EDE9B60C8E.png" xlink:type="simple" xlink:show="embed" xlink:actuate="onLoad" loext:mime-type="image/png">
            <text:p/>
          </draw:image>
        </draw:frame>
        <draw:frame draw:style-name="gr79" draw:text-style-name="P37" draw:layer="layout" svg:width="18.796cm" svg:height="1.303cm" svg:x="2.032cm" svg:y="17.204cm">
          <draw:text-box>
            <text:p xml:id="id19" text:id="id19"><text:span text:style-name="T27">Libguestfs does not support streams</text:span></text:p>
          </draw:text-box>
        </draw:frame>
        <draw:frame draw:style-name="gr76" draw:text-style-name="P38" draw:layer="layout" svg:width="18.796cm" svg:height="2.139cm" svg:x="2.032cm" svg:y="18.405cm">
          <draw:text-box>
            <text:p xml:id="id20" text:id="id20"><text:span text:style-name="T28">Bridge the difference using temporary fil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Challenge #3: How to Ship</text:span></text:p>
          </draw:text-box>
        </draw:frame>
        <draw:frame draw:style-name="gr14" draw:text-style-name="P7" draw:layer="layout" svg:width="6.856cm" svg:height="5.726cm" svg:x="10.922cm" svg:y="3.048cm">
          <draw:image xlink:href="Pictures/100002010000041C00000400BF0B3B8839BDF696.png" xlink:type="simple" xlink:show="embed" xlink:actuate="onLoad" loext:mime-type="image/png">
            <text:p/>
          </draw:image>
        </draw:frame>
        <draw:line draw:style-name="gr78" draw:text-style-name="P7" draw:layer="layout" svg:x1="9.652cm" svg:y1="5.588cm" svg:x2="5.588cm" svg:y2="5.588cm">
          <text:p/>
        </draw:line>
        <draw:line draw:style-name="gr78" draw:text-style-name="P7" draw:layer="layout" svg:x1="22.752cm" svg:y1="5.588cm" svg:x2="18.688cm" svg:y2="5.588cm">
          <text:p/>
        </draw:line>
        <draw:line draw:style-name="gr80" draw:text-style-name="P7" draw:layer="layout" svg:x1="5.588cm" svg:y1="5.588cm" svg:x2="5.588cm" svg:y2="9.398cm">
          <text:p/>
        </draw:line>
        <draw:line draw:style-name="gr80" draw:text-style-name="P7" draw:layer="layout" svg:x1="22.788cm" svg:y1="5.548cm" svg:x2="22.788cm" svg:y2="9.358cm">
          <text:p/>
        </draw:line>
        <draw:frame draw:style-name="gr81" draw:text-style-name="P17" draw:layer="layout" svg:width="7.525cm" svg:height="1.517cm" svg:x="2.127cm" svg:y="9.86cm">
          <draw:text-box>
            <text:p><text:span text:style-name="T11">libguestfs.jar</text:span></text:p>
          </draw:text-box>
        </draw:frame>
        <draw:frame draw:style-name="gr82" draw:text-style-name="P17" draw:layer="layout" svg:width="8.401cm" svg:height="1.517cm" svg:x="18.228cm" svg:y="9.861cm">
          <draw:text-box>
            <text:p><text:span text:style-name="T11">libguestfs-java</text:span></text:p>
          </draw:text-box>
        </draw:frame>
        <draw:frame draw:style-name="gr83" draw:text-style-name="P16" draw:layer="layout" svg:width="12.347cm" svg:height="1.517cm" svg:x="1.177cm" svg:y="11.945cm">
          <draw:text-box>
            <text:p><text:span text:style-name="T5">Needed at compile time</text:span></text:p>
          </draw:text-box>
        </draw:frame>
        <draw:frame draw:style-name="gr84" draw:text-style-name="P16" draw:layer="layout" svg:width="10.091cm" svg:height="1.517cm" svg:x="17.078cm" svg:y="11.946cm">
          <draw:text-box>
            <text:p><text:span text:style-name="T5">Needed at run time</text:span></text:p>
          </draw:text-box>
        </draw:frame>
        <draw:g xml:id="id21" draw:id="id21">
          <draw:frame draw:style-name="gr85" draw:text-style-name="P39" draw:layer="layout" svg:width="11.352cm" svg:height="1.517cm" svg:x="1.478cm" svg:y="14.046cm">
            <draw:text-box>
              <text:p><text:span text:style-name="T30">Part of libguestfs-java</text:span></text:p>
            </draw:text-box>
          </draw:frame>
          <draw:frame draw:style-name="gr86" draw:text-style-name="P39" draw:layer="layout" svg:width="8.964cm" svg:height="1.517cm" svg:x="17.78cm" svg:y="13.963cm">
            <draw:text-box>
              <text:p><text:span text:style-name="T30">Might be missing</text:span></text:p>
            </draw:text-box>
          </draw:frame>
        </draw:g>
        <draw:g xml:id="id22" draw:id="id22">
          <draw:frame draw:style-name="gr87" draw:text-style-name="P40" draw:layer="layout" svg:width="10.095cm" svg:height="1.517cm" svg:x="1.678cm" svg:y="16.009cm">
            <draw:text-box>
              <text:p><text:span text:style-name="T31">Provide as a plugin</text:span></text:p>
            </draw:text-box>
          </draw:frame>
          <draw:frame draw:style-name="gr88" draw:text-style-name="P40" draw:layer="layout" svg:width="14.298cm" svg:height="1.517cm" svg:x="12.979cm" svg:y="16.01cm">
            <draw:text-box>
              <text:p><text:span text:style-name="T31">that requires libguestfs-java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Open Questions</text:span></text:p>
          </draw:text-box>
        </draw:frame>
        <draw:frame draw:style-name="gr89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8">How to present the content of the disk</text:span></text:p>
                <text:list>
                  <text:list-item>
                    <text:p text:style-name="P41"><text:span text:style-name="T9">Guest view – slow, requires OS &amp; all disks</text:span></text:p>
                  </text:list-item>
                  <text:list-item>
                    <text:p text:style-name="P41"><text:span text:style-name="T9">Present filesystems – harder to use</text:span></text:p>
                  </text:list-item>
                  <text:list-item>
                    <text:p text:style-name="P41"><text:span text:style-name="T9">Maybe a combination of the two?</text:span></text:p>
                  </text:list-item>
                </text:list>
              </text:list-item>
              <text:list-item>
                <text:p text:style-name="P41"><text:span text:style-name="T32">Do we want to interact with </text:span><text:span text:style-name="T8">Libvirt?</text:span></text:p>
              </text:list-item>
              <text:list-item>
                <text:p text:style-name="P41"><text:span text:style-name="T8">How to implement caching</text:span></text:p>
                <text:list>
                  <text:list-item>
                    <text:p text:style-name="P41"><text:span text:style-name="T9">Cannot rely on the disk’s modification d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The Vision: Pluggable File Manager</text:span></text:p>
          </draw:text-box>
        </draw:frame>
        <draw:frame draw:style-name="gr14" draw:text-style-name="P7" draw:layer="layout" svg:width="8.184cm" svg:height="8.184cm" svg:x="10.414cm" svg:y="7.366cm">
          <draw:image xlink:href="Pictures/10000000000000F8000000F85F91E56024125073.png" xlink:type="simple" xlink:show="embed" xlink:actuate="onLoad" loext:mime-type="image/png">
            <text:p/>
          </draw:image>
        </draw:frame>
        <draw:frame draw:style-name="gr14" draw:text-style-name="P7" draw:layer="layout" svg:width="2.624cm" svg:height="2.624cm" svg:x="13.208cm" svg:y="10.16cm">
          <draw:image xlink:href="Pictures/100002010000008000000080129E28D477CC9471.png" xlink:type="simple" xlink:show="embed" xlink:actuate="onLoad" loext:mime-type="image/png">
            <text:p/>
          </draw:image>
        </draw:frame>
        <draw:g xml:id="id23" draw:id="id23">
          <draw:custom-shape draw:style-name="gr90" draw:text-style-name="P43" draw:layer="layout" svg:width="2.999cm" svg:height="1.524cm" svg:x="4.826cm" svg:y="5.85cm">
            <text:p text:style-name="P9"><text:span text:style-name="T21">RAR</text:span></text:p>
            <draw:enhanced-geometry svg:viewBox="0 0 21600 21600" draw:mirror-horizontal="false" draw:type="line-callout-2" draw:modifiers="45734.4 46656 -9345.6 32959.4754098361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90" draw:text-style-name="P43" draw:layer="layout" svg:width="2.999cm" svg:height="1.524cm" svg:x="10.215cm" svg:y="3.284cm">
            <text:p text:style-name="P9"><text:span text:style-name="T21">ZIP</text:span></text:p>
            <draw:enhanced-geometry svg:viewBox="0 0 21600 21600" draw:mirror-horizontal="false" draw:type="line-callout-2" draw:modifiers="18331.2 68709.2459016394 -9086.4 18979.6721311475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style-name="gr90" draw:text-style-name="P43" draw:layer="layout" svg:width="2.999cm" svg:height="1.524cm" svg:x="15.184cm" svg:y="3.248cm">
            <text:p text:style-name="P9"><text:span text:style-name="T21"/></text:p>
            <text:p text:style-name="P9"><text:span text:style-name="T21">SFTP</text:span></text:p>
            <text:p text:style-name="P9"><text:span text:style-name="T21"/></text:p>
            <draw:enhanced-geometry svg:viewBox="0 0 21600 21600" draw:mirror-horizontal="false" draw:type="line-callout-2" draw:modifiers="-4629.6 70621.3770491803 -3636 10028.0655737705 -1800 7846.81967213115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draw:g>
        <draw:custom-shape draw:style-name="gr91" draw:text-style-name="P44" xml:id="id24" draw:id="id24" draw:layer="layout" svg:width="2.999cm" svg:height="1.524cm" svg:x="20.432cm" svg:y="4.006cm">
          <text:p text:style-name="P9"><text:span text:style-name="T21"/></text:p>
          <text:p text:style-name="P9"><text:span text:style-name="T21">QCOW</text:span></text:p>
          <text:p text:style-name="P9"><text:span text:style-name="T21"/></text:p>
          <draw:enhanced-geometry svg:viewBox="0 0 21600 21600" draw:mirror-horizontal="false" draw:type="line-callout-2" draw:modifiers="-24076.8 61301.5081967213 -5738.4 9107.40983606557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1" draw:text-style-name="P44" xml:id="id25" draw:id="id25" draw:layer="layout" svg:width="2.999cm" svg:height="1.524cm" svg:x="21.147cm" svg:y="7.547cm">
          <text:p text:style-name="P9"><text:span text:style-name="T21"/></text:p>
          <text:p text:style-name="P9"><text:span text:style-name="T21">VMDK</text:span></text:p>
          <text:p text:style-name="P9"><text:span text:style-name="T21"/></text:p>
          <draw:enhanced-geometry svg:viewBox="0 0 21600 21600" draw:mirror-horizontal="false" draw:type="line-callout-2" draw:modifiers="-22831.2 56740.7213114754 -5738.4 9107.40983606557 -1800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2" draw:text-style-name="P45" xml:id="id26" draw:id="id26" draw:layer="layout" svg:width="4.438cm" svg:height="1.524cm" svg:x="21.162cm" svg:y="10.788cm">
          <text:p text:style-name="P9"><text:span text:style-name="T21"/></text:p>
          <text:p text:style-name="P9"><text:span text:style-name="T21">Dropbox?</text:span></text:p>
          <text:p text:style-name="P9"><text:span text:style-name="T21"/></text:p>
          <draw:enhanced-geometry svg:viewBox="0 0 21600 21600" draw:mirror-horizontal="false" draw:type="line-callout-2" draw:modifiers="-15434.8276638883 56740.7213114754 -5738.4 9107.40983606557 -1221.35616129759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3" draw:text-style-name="P45" xml:id="id27" draw:id="id27" draw:layer="layout" svg:width="5.272cm" svg:height="1.524cm" svg:x="17.588cm" svg:y="17.272cm">
          <text:p text:style-name="P9"><text:span text:style-name="T21"/></text:p>
          <text:p text:style-name="P9"><text:span text:style-name="T21">Google Drive?</text:span></text:p>
          <text:p text:style-name="P9"><text:span text:style-name="T21"/></text:p>
          <draw:enhanced-geometry svg:viewBox="0 0 21600 21600" draw:mirror-horizontal="false" draw:type="line-callout-2" draw:modifiers="-12485.643846008 -36245.5081967213 -5926.7402568146 6827.01639344262 -1028.18130096719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4" draw:text-style-name="P45" xml:id="id28" draw:id="id28" draw:layer="layout" svg:width="3.748cm" svg:height="1.524cm" svg:x="3.802cm" svg:y="10.106cm">
          <text:p text:style-name="P9"><text:span text:style-name="T21"/></text:p>
          <text:p text:style-name="P9"><text:span text:style-name="T21">oVirt?</text:span></text:p>
          <text:p text:style-name="P9"><text:span text:style-name="T21"/></text:p>
          <draw:enhanced-geometry svg:viewBox="0 0 21600 21600" draw:mirror-horizontal="false" draw:type="line-callout-2" draw:modifiers="41920.9389170445 36542.9508196721 -5087.65408685758 30254.1639344262 -1446.14563883702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94" draw:text-style-name="P45" xml:id="id29" draw:id="id29" draw:layer="layout" svg:width="3.748cm" svg:height="1.524cm" svg:x="7.124cm" svg:y="17.134cm">
          <text:p text:style-name="P9"><text:span text:style-name="T21"/></text:p>
          <text:p text:style-name="P9"><text:span text:style-name="T21">...</text:span></text:p>
          <text:p text:style-name="P9"><text:span text:style-name="T21"/></text:p>
          <draw:enhanced-geometry svg:viewBox="0 0 21600 21600" draw:mirror-horizontal="false" draw:type="line-callout-2" draw:modifiers="24492.291277674 -40565.5081967213 -9984.74259802614 -4844.06557377049 -1446.14563883702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Roadmap</text:span></text:p>
          </draw:text-box>
        </draw:frame>
        <draw:frame draw:style-name="gr95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33">v0.9.0: Dec 19, 2015</text:span></text:p>
              </text:list-item>
              <text:list-item>
                <text:p text:style-name="P41"><text:span text:style-name="T33">v0.9.1: Oct 21, 2016</text:span></text:p>
              </text:list-item>
              <text:list-item>
                <text:p text:style-name="P41"><text:span text:style-name="T33">v0.9.2: Jun 7, 2017</text:span></text:p>
              </text:list-item>
              <text:list-item>
                <text:p text:style-name="P41"><text:span text:style-name="T33">v0.9.3: Nov 13, 2018</text:span></text:p>
                <text:list>
                  <text:list-item>
                    <text:p text:style-name="P46"><text:span text:style-name="T34">v0.9.3-1: Dec 8, 2018</text:span></text:p>
                  </text:list-item>
                  <text:list-item>
                    <text:p text:style-name="P46"><text:span text:style-name="T34">v0.9.3-2: Dec 15, 2018</text:span></text:p>
                  </text:list-item>
                  <text:list-item>
                    <text:p text:style-name="P41"><text:span text:style-name="T34">v0.9.3-3: Jan 12, 2019</text:span></text:p>
                  </text:list-item>
                </text:list>
              </text:list-item>
              <text:list-item>
                <text:p text:style-name="P41"><text:span text:style-name="T35">v0.9.4: TBD</text:span></text:p>
              </text:list-item>
            </text:list>
          </draw:text-box>
        </draw:frame>
        <draw:custom-shape draw:style-name="gr96" draw:text-style-name="P7" draw:layer="layout" svg:width="8.636cm" svg:height="3.556cm" svg:x="2.54cm" svg:y="16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virt_5f_2015_5f_template" presentation:presentation-page-layout-name="AL1T1">
        <office:forms form:automatic-focus="false" form:apply-design-mode="false"/>
        <draw:frame presentation:style-name="pr2" draw:text-style-name="P6" draw:layer="layout" svg:width="23.16cm" svg:height="1.915cm" svg:x="4.826cm" svg:y="0.202cm" presentation:class="title" presentation:user-transformed="true">
          <draw:text-box>
            <text:p><text:span text:style-name="T4">Summary</text:span></text:p>
          </draw:text-box>
        </draw:frame>
        <draw:frame draw:style-name="gr97" draw:text-style-name="P42" draw:layer="layout" svg:width="25.96cm" svg:height="15.666cm" svg:x="1.472cm" svg:y="4.146cm">
          <draw:text-box>
            <text:list text:style-name="L3">
              <text:list-item>
                <text:p text:style-name="P41"><text:span text:style-name="T8">Plugin for virtual disks in muCommander</text:span></text:p>
                <text:list>
                  <text:list-item>
                    <text:p text:style-name="P47"><text:span text:style-name="T9">Based on an integration with Libguestfs</text:span></text:p>
                  </text:list-item>
                  <text:list-item>
                    <text:p text:style-name="P47"><text:span text:style-name="T9">Provides user-interface for Libguestfs</text:span></text:p>
                  </text:list-item>
                </text:list>
              </text:list-item>
              <text:list-item>
                <text:p text:style-name="P47"><text:span text:style-name="T8">Status: work-in-progress</text:span></text:p>
                <text:list>
                  <text:list-item>
                    <text:p text:style-name="P47"><text:span text:style-name="T9">Published a POC in Nov, 2018</text:span></text:p>
                  </text:list-item>
                  <text:list-item>
                    <text:p text:style-name="P47"><text:span text:style-name="T9">Discussed on libguestfs mailing-list</text:span></text:p>
                  </text:list-item>
                  <text:list-item>
                    <text:p text:style-name="P47"><text:span text:style-name="T9">Estimated release date: second half of 2019</text:span></text:p>
                  </text:list-item>
                  <text:list-item>
                    <text:p text:style-name="P47"><text:span text:style-name="T9">Your feedback is welcome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virt_5f_2015_5f_template" presentation:presentation-page-layout-name="AL1T1">
        <office:forms form:automatic-focus="false" form:apply-design-mode="false"/>
        <draw:frame draw:style-name="gr98" draw:text-style-name="P48" draw:layer="layout" svg:width="23.235cm" svg:height="2.855cm" svg:x="2.98cm" svg:y="6.338cm">
          <draw:text-box>
            <text:p text:style-name="P3"><text:span text:style-name="T36">THANK YOU!</text:span></text:p>
          </draw:text-box>
        </draw:frame>
        <draw:frame draw:style-name="gr99" draw:text-style-name="P49" draw:layer="layout" svg:width="23.235cm" svg:height="5.756cm" svg:x="2.981cm" svg:y="11.339cm">
          <draw:text-box>
            <text:p text:style-name="P3"><text:span text:style-name="T37"><text:a xlink:href="http://www.mucommander.com/" xlink:type="simple">http://www.mucommander.com/</text:a></text:span></text:p>
            <text:p text:style-name="P3"><text:span text:style-name="T37"><text:a xlink:href="http://libguestfs.org/" xlink:type="simple">http://libguestfs.org/</text:a></text:span></text:p>
            <text:p text:style-name="P3"><text:span text:style-name="T37"><text:a xlink:href="https://github.com/mucommander/" xlink:type="simple">https://github.com/mucommander/</text:a></text:span></text:p>
            <text:p text:style-name="P3"><text:span text:style-name="T37">https://gitter.im/mucommander</text:span></text:p>
            <text:p text:style-name="P3"><text:span text:style-name="T37"><text:a xlink:href="mailto:ahadas@redhat.com" xlink:type="simple">ahadas@redhat.com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3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" style:display-name="Default_1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5" style:display-name="Default_1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4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3_5f_1_5f_1" style:display-name="Default_1_3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5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6" style:display-name="Default_1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" style:display-name="Default_1_7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" style:display-name="Default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8" style:display-name="Default_1_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" style:display-name="Default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" style:display-name="Object with no fill and no line_5_1" style:family="graphic" style:parent-style-name="Default_5f_1_5f_8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9" style:display-name="Default_1_9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9" style:display-name="Default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2" style:display-name="Object with no fill and no line_5_2" style:family="graphic" style:parent-style-name="Default_5f_1_5f_9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8_5f_1" style:display-name="Default_1_8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8_5f_1" style:display-name="Default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_5f_1_5f_1" style:display-name="Object with no fill and no line_5_1_1" style:family="graphic" style:parent-style-name="Default_5f_1_5f_8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_20_no_20_fill_20_and_20_no_20_line_5f_6" style:display-name="Object with no fill and no line_6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0" style:display-name="Default_1_10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" style:display-name="Default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" style:display-name="Object with no fill and no line_6_1" style:family="graphic" style:parent-style-name="Default_5f_1_5f_10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1" style:display-name="Default_1_1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1" style:display-name="Default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1_5f_10_5f_1" style:display-name="Default_1_10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0_5f_1" style:display-name="Default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_5f_1_5f_1" style:display-name="Object with no fill and no line_6_1_1" style:family="graphic" style:parent-style-name="Default_5f_1_5f_10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7_5f_1" style:display-name="Default_1_7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" style:display-name="Default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1_5f_1" style:display-name="Default_1_7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1" style:display-name="Default_1_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7_5f_1_5f_2" style:display-name="Default_1_7_1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2" style:display-name="Default_1_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" style:display-name="Object with no fill and no line_8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Default_5f_1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12" style:display-name="Default_1_1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2" style:display-name="Default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8_5f_1" style:display-name="Object with no fill and no line_8_1" style:family="graphic" style:parent-style-name="Default_5f_1_5f_12">
      <style:graphic-properties draw:stroke="none" draw:stroke-dash="Dashed_20__28_var_29__20_4" svg:stroke-width="0.102cm" svg:stroke-color="#00a853" draw:marker-start-width="0.356cm" draw:marker-end-width="0.356cm" draw:fill="none" draw:fill-color="#ffff00" draw:fill-gradient-name="Gradient_20_2" draw:fill-hatch-name="Hatching_20_1" draw:fill-image-name="Bitmap_20_1"/>
    </style:style>
    <style:style style:name="Default_5f_1_5f_7_5f_1_5f_1_5f_1" style:display-name="Default_1_7_1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7_5f_1_5f_1_5f_1" style:display-name="Default_1_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virt_5f_2015_5f_template-background" style:display-name="ovirt_2015_template-background" style:family="presentation">
      <style:graphic-properties draw:stroke="none" draw:fill="none"/>
      <style:text-properties style:letter-kerning="true"/>
    </style:style>
    <style:style style:name="ovirt_5f_2015_5f_template-backgroundobjects" style:display-name="ovirt_2015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virt_5f_2015_5f_template-notes" style:display-name="ovirt_2015_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1" style:display-name="ovirt_2015_template-outline1" style:family="presentation">
      <style:graphic-properties draw:stroke="none" draw:fill="none">
        <text:list-style style:name="ovirt_5f_2015_5f_template-outline1" style:display-name="ovirt_2015_template-outline1">
          <text:list-level-style-bullet text:level="1" text:bullet-char="●">
            <style:list-level-properties text:space-before="0.3cm" text:min-label-width="0.9cm"/>
            <style:text-properties fo:font-family="StarSymbol" fo:color="#1ba7e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d428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d42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1ba7e1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outline2" style:display-name="ovirt_2015_template-outline2" style:family="presentation" style:parent-style-name="ovirt_5f_2015_5f_template-outline1">
      <style:paragraph-properties fo:margin-left="0cm" fo:margin-right="0cm" fo:margin-top="0cm" fo:margin-bottom="0.399cm" fo:text-indent="0cm"/>
      <style:text-properties fo:color="#ffbf00" style:font-name="Open Sans" fo:font-family="'Open Sans'" style:font-family-generic="swiss" style:font-pitch="variable" fo:font-size="28pt" style:font-size-asian="28pt" style:font-size-complex="28pt"/>
    </style:style>
    <style:style style:name="ovirt_5f_2015_5f_template-outline3" style:display-name="ovirt_2015_template-outline3" style:family="presentation" style:parent-style-name="ovirt_5f_2015_5f_template-outline2">
      <style:graphic-properties draw:fill="solid" draw:fill-color="#1ba7e1" draw:fill-image-width="0cm" draw:fill-image-height="0cm"/>
      <style:paragraph-properties fo:margin-left="0cm" fo:margin-right="0cm" fo:margin-top="0cm" fo:margin-bottom="0.299cm" fo:text-indent="0cm"/>
      <style:text-properties fo:color="#000000" style:font-name="Open Sans" fo:font-family="'Open Sans'" style:font-family-generic="swiss" style:font-pitch="variable" fo:font-size="23.8999996185303pt" style:font-size-asian="24pt" style:font-size-complex="24pt"/>
    </style:style>
    <style:style style:name="ovirt_5f_2015_5f_template-outline4" style:display-name="ovirt_2015_template-outline4" style:family="presentation" style:parent-style-name="ovirt_5f_2015_5f_template-outline3">
      <style:paragraph-properties fo:margin-left="0cm" fo:margin-right="0cm" fo:margin-top="0cm" fo:margin-bottom="0.1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5" style:display-name="ovirt_2015_template-outline5" style:family="presentation" style:parent-style-name="ovirt_5f_2015_5f_template-outline4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6" style:display-name="ovirt_2015_template-outline6" style:family="presentation" style:parent-style-name="ovirt_5f_2015_5f_template-outline5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7" style:display-name="ovirt_2015_template-outline7" style:family="presentation" style:parent-style-name="ovirt_5f_2015_5f_template-outline6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8" style:display-name="ovirt_2015_template-outline8" style:family="presentation" style:parent-style-name="ovirt_5f_2015_5f_template-outline7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outline9" style:display-name="ovirt_2015_template-outline9" style:family="presentation" style:parent-style-name="ovirt_5f_2015_5f_template-outline8">
      <style:paragraph-properties fo:margin-left="0cm" fo:margin-right="0cm" fo:margin-top="0cm" fo:margin-bottom="0.099cm" fo:text-indent="0cm"/>
      <style:text-properties fo:color="#000000" style:font-name="Open Sans" fo:font-family="'Open Sans'" style:font-family-generic="swiss" style:font-pitch="variable" fo:font-size="20pt" style:font-size-asian="20pt" style:font-size-complex="20pt"/>
    </style:style>
    <style:style style:name="ovirt_5f_2015_5f_template-subtitle" style:display-name="ovirt_2015_template-subtitle" style:family="presentation">
      <style:graphic-properties draw:stroke="none" draw:fill="none" draw:textarea-vertical-align="middle">
        <text:list-style style:name="ovirt_5f_2015_5f_template-subtitle" style:display-name="ovirt_2015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virt_5f_2015_5f_template-title" style:display-name="ovirt_2015_template-title" style:family="presentation">
      <style:graphic-properties draw:stroke="none" svg:stroke-color="#ffffff" draw:fill="none" draw:textarea-vertical-align="middle">
        <text:list-style style:name="ovirt_5f_2015_5f_template-title" style:display-name="ovirt_2015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0pt" style:font-style-asian="normal" style:font-weight-asian="normal" style:font-name-complex="Lucida Sans" style:font-family-complex="'Lucida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auto-grow-height="false" fo:min-height="1.449cm"/>
    </style:style>
    <style:style style:name="M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virt_5f_2015_5f_template-outline1">
      <style:graphic-properties draw:auto-grow-height="false" fo:min-height="13.86cm"/>
    </style:style>
    <style:style style:name="Mpr2" style:family="presentation" style:parent-style-name="ovirt_5f_2015_5f_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ovirt_5f_2015_5f_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ovirt_5f_2015_5f_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loext:graphic-properties draw:fill="none" draw:fill-color="#ffffff"/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iberation Sans1" fo:font-size="12pt" fo:font-weight="bold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1ba7e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d42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d42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ovirt_5f_2015_5f_template" style:display-name="ovirt_2015_template" style:page-layout-name="PM1" draw:style-name="Mdp1">
      <draw:frame draw:style-name="Mgr3" draw:text-style-name="MP5" draw:layer="backgroundobjects" svg:width="24.522cm" svg:height="2.384cm" svg:x="3.532cm" svg:y="-0.044cm">
        <draw:image xlink:href="Pictures/1000000000000681000000473CD7D72763CEB95E.png" xlink:type="simple" xlink:show="embed" xlink:actuate="onLoad" loext:mime-type="image/png">
          <text:p/>
        </draw:image>
      </draw:frame>
      <draw:frame presentation:style-name="ovirt_5f_2015_5f_template-title" draw:layer="backgroundobjects" svg:width="22.906cm" svg:height="1.704cm" svg:x="4.88cm" svg:y="0.307cm" presentation:class="title" presentation:placeholder="true">
        <draw:text-box/>
      </draw:frame>
      <draw:frame presentation:style-name="Mpr1" draw:layer="backgroundobjects" svg:width="25.199cm" svg:height="13.859cm" svg:x="2.386cm" svg:y="2.5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3.048cm" svg:height="0.762cm" svg:x="24.684cm" svg:y="20.012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7" draw:layer="backgroundobjects" svg:width="12.31cm" svg:height="0.695cm" svg:x="8.772cm" svg:y="20.066cm">
        <draw:text-box>
          <text:p text:style-name="MP6"><text:span text:style-name="MT3">FOSDEM 2019</text:span></text:p>
        </draw:text-box>
      </draw:frame>
      <draw:frame draw:style-name="Mgr5" draw:text-style-name="MP5" draw:layer="backgroundobjects" svg:width="2.102cm" svg:height="2.102cm" svg:x="2.47cm" svg:y="0.1cm">
        <draw:image xlink:href="Pictures/100002010000008000000080129E28D477CC9471.png" xlink:type="simple" xlink:show="embed" xlink:actuate="onLoad" loext:mime-type="image/png">
          <text:p/>
        </draw:image>
      </draw:frame>
      <draw:frame draw:style-name="Mgr5" draw:text-style-name="MP5" draw:layer="backgroundobjects" svg:width="2.092cm" svg:height="2.036cm" svg:x="0.154cm" svg:y="0.1cm">
        <draw:image xlink:href="Pictures/100002010000041C00000400BF0B3B8839BDF696.png" xlink:type="simple" xlink:show="embed" xlink:actuate="onLoad" loext:mime-type="image/png">
          <text:p/>
        </draw:image>
      </draw:frame>
      <presentation:notes style:page-layout-name="PM0">
        <draw:page-thumbnail presentation:style-name="ovirt_5f_2015_5f_template-title" draw:layer="backgroundobjects" svg:width="14.848cm" svg:height="11.136cm" svg:x="3.075cm" svg:y="2.257cm" presentation:class="page"/>
        <draw:frame presentation:style-name="ovirt_5f_2015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1T17:02:24.482409958</meta:creation-date>
    <meta:editing-duration>P3DT7H20M32S</meta:editing-duration>
    <meta:editing-cycles>235</meta:editing-cycles>
    <meta:generator>LibreOffice/6.1.2.1$Linux_X86_64 LibreOffice_project/10$Build-1</meta:generator>
    <meta:initial-creator>Brian Proffitt</meta:initial-creator>
    <dc:date>2019-01-23T18:00:56.335145095</dc:date>
    <meta:document-statistic meta:object-count="273"/>
    <meta:template xlink:type="simple" xlink:actuate="onRequest" xlink:title="ovirt_2015_template" xlink:href="../../home/ahadas/Templates/ovirt_2015_template.otp" meta:date="2015-01-21T17:02:24.226206690"/>
  </office:meta>
</office:document-meta>
</file>